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Contents_20_Heading">
      <style:paragraph-properties fo:break-before="page"/>
    </style:style>
    <style:style style:name="P48" style:family="paragraph" style:parent-style-name="Answer">
      <style:paragraph-properties fo:break-before="page"/>
      <style:text-properties officeooo:paragraph-rsid="015f59c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paragraph-properties fo:text-align="start" style:justify-single-word="false"/>
      <style:text-properties officeooo:paragraph-rsid="018faf77"/>
    </style:style>
    <style:style style:name="P149" style:family="paragraph" style:parent-style-name="Text_20_Body_20_Start">
      <style:text-properties officeooo:paragraph-rsid="018faf77"/>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Index_20_1">
      <style:paragraph-properties>
        <style:tab-stops>
          <style:tab-stop style:position="170mm" style:type="right" style:leader-style="dotted" style:leader-text="."/>
        </style:tab-stops>
      </style:paragraph-properties>
    </style:style>
    <style:style style:name="P159" style:family="paragraph" style:parent-style-name="Index_20_Separator">
      <style:paragraph-properties>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2">
      <style:paragraph-properties>
        <style:tab-stops>
          <style:tab-stop style:position="165.01mm" style:type="right" style:leader-style="dotted" style:leader-text="."/>
        </style:tab-stops>
      </style:paragraph-properties>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4">
      <style:paragraph-properties>
        <style:tab-stops>
          <style:tab-stop style:position="155.03mm" style:type="right" style:leader-style="dotted" style:leader-text="."/>
        </style:tab-stops>
      </style:paragraph-properties>
    </style:style>
    <style:style style:name="P167" style:family="paragraph" style:parent-style-name="Standard" style:list-style-name="L9"/>
    <style:style style:name="P168" style:family="paragraph" style:parent-style-name="List" style:list-style-name="L8"/>
    <style:style style:name="P169" style:family="paragraph" style:parent-style-name="List" style:list-style-name="L8">
      <style:text-properties officeooo:paragraph-rsid="0167ceb5"/>
    </style:style>
    <style:style style:name="P170" style:family="paragraph" style:parent-style-name="Text_20_body" style:list-style-name="L11"/>
    <style:style style:name="P171" style:family="paragraph" style:parent-style-name="Text_20_body" style:list-style-name="L11">
      <style:text-properties officeooo:paragraph-rsid="015fdcf5"/>
    </style:style>
    <style:style style:name="P172" style:family="paragraph" style:parent-style-name="Heading_20_1" style:list-style-name="">
      <style:paragraph-properties fo:text-align="justify" style:justify-single-word="false"/>
    </style:style>
    <style:style style:name="P173" style:family="paragraph" style:parent-style-name="Heading_20_1">
      <style:paragraph-properties fo:break-before="page"/>
    </style:style>
    <style:style style:name="P174" style:family="paragraph" style:parent-style-name="Heading_20_2">
      <style:text-properties officeooo:rsid="00868084" officeooo:paragraph-rsid="00868084"/>
    </style:style>
    <style:style style:name="P175" style:family="paragraph" style:parent-style-name="Heading_20_2">
      <style:text-properties officeooo:paragraph-rsid="00a9b12c"/>
    </style:style>
    <style:style style:name="P176" style:family="paragraph" style:parent-style-name="Heading_20_2" style:list-style-name="">
      <style:paragraph-properties fo:text-align="justify" style:justify-single-word="false"/>
    </style:style>
    <style:style style:name="P177" style:family="paragraph" style:parent-style-name="Heading_20_2">
      <style:text-properties officeooo:rsid="0032c6b2" officeooo:paragraph-rsid="0032c6b2"/>
    </style:style>
    <style:style style:name="P178" style:family="paragraph" style:parent-style-name="Heading_20_2">
      <style:paragraph-properties fo:break-before="page"/>
    </style:style>
    <style:style style:name="P179" style:family="paragraph" style:parent-style-name="Heading_20_3">
      <style:text-properties officeooo:paragraph-rsid="00918711"/>
    </style:style>
    <style:style style:name="P180" style:family="paragraph" style:parent-style-name="Heading_20_3">
      <style:text-properties style:font-style-asian="normal" style:font-style-complex="normal"/>
    </style:style>
    <style:style style:name="P181" style:family="paragraph" style:parent-style-name="Heading_20_3">
      <style:text-properties officeooo:rsid="009f61a1" officeooo:paragraph-rsid="009f61a1"/>
    </style:style>
    <style:style style:name="P182" style:family="paragraph" style:parent-style-name="Heading_20_3">
      <style:text-properties officeooo:paragraph-rsid="002706f7"/>
    </style:style>
    <style:style style:name="P183" style:family="paragraph" style:parent-style-name="Heading_20_3">
      <style:paragraph-properties fo:break-before="page"/>
    </style:style>
    <style:style style:name="P184" style:family="paragraph" style:parent-style-name="Heading_20_4">
      <style:text-properties officeooo:rsid="003b244f" officeooo:paragraph-rsid="003b244f"/>
    </style:style>
    <style:style style:name="P185" style:family="paragraph" style:parent-style-name="Heading_20_4">
      <style:text-properties officeooo:rsid="003e8725" officeooo:paragraph-rsid="003e8725"/>
    </style:style>
    <style:style style:name="P186" style:family="paragraph" style:parent-style-name="Heading_20_4">
      <style:text-properties officeooo:rsid="00918711"/>
    </style:style>
    <style:style style:name="P187" style:family="paragraph" style:parent-style-name="List_20_1">
      <style:text-properties officeooo:rsid="006f49b8" officeooo:paragraph-rsid="006f49b8"/>
    </style:style>
    <style:style style:name="P188" style:family="paragraph" style:parent-style-name="List_20_1">
      <style:text-properties officeooo:rsid="0068dddf" officeooo:paragraph-rsid="0068dddf"/>
    </style:style>
    <style:style style:name="P189" style:family="paragraph" style:parent-style-name="List_20_1">
      <style:text-properties officeooo:rsid="014b500d" officeooo:paragraph-rsid="014b500d"/>
    </style:style>
    <style:style style:name="P190" style:family="paragraph" style:parent-style-name="List_20_1">
      <style:text-properties officeooo:rsid="008310a8" officeooo:paragraph-rsid="008310a8"/>
    </style:style>
    <style:style style:name="P191" style:family="paragraph" style:parent-style-name="List_20_1">
      <style:text-properties officeooo:rsid="016f549c" officeooo:paragraph-rsid="016f549c"/>
    </style:style>
    <style:style style:name="P192" style:family="paragraph" style:parent-style-name="List_20_1">
      <style:text-properties officeooo:rsid="0174f147" officeooo:paragraph-rsid="01771f7f"/>
    </style:style>
    <style:style style:name="P193" style:family="paragraph" style:parent-style-name="List_20_1">
      <style:text-properties officeooo:rsid="01747dce" officeooo:paragraph-rsid="01771f7f"/>
    </style:style>
    <style:style style:name="P194" style:family="paragraph" style:parent-style-name="List_20_1">
      <style:text-properties officeooo:rsid="0093db33"/>
    </style:style>
    <style:style style:name="P195" style:family="paragraph" style:parent-style-name="List_20_1">
      <style:text-properties officeooo:paragraph-rsid="004dfd2b"/>
    </style:style>
    <style:style style:name="P196" style:family="paragraph" style:parent-style-name="List_20_1" style:list-style-name="">
      <style:text-properties officeooo:rsid="012c3b8d"/>
    </style:style>
    <style:style style:name="P197" style:family="paragraph" style:parent-style-name="List_20_1">
      <style:text-properties officeooo:paragraph-rsid="00b02fc0"/>
    </style:style>
    <style:style style:name="P198" style:family="paragraph" style:parent-style-name="List_20_1">
      <style:text-properties officeooo:rsid="00b02fc0" officeooo:paragraph-rsid="00b02fc0"/>
    </style:style>
    <style:style style:name="P199" style:family="paragraph" style:parent-style-name="List_20_1">
      <style:text-properties fo:font-style="italic" officeooo:rsid="00b02fc0" officeooo:paragraph-rsid="00b02fc0" style:font-style-asian="italic" style:font-style-complex="italic"/>
    </style:style>
    <style:style style:name="P200" style:family="paragraph" style:parent-style-name="List_20_1">
      <style:text-properties officeooo:rsid="0038d579" officeooo:paragraph-rsid="0038d579"/>
    </style:style>
    <style:style style:name="P201" style:family="paragraph" style:parent-style-name="List_20_1">
      <style:text-properties officeooo:paragraph-rsid="0038d579"/>
    </style:style>
    <style:style style:name="P202" style:family="paragraph" style:parent-style-name="List_20_1">
      <style:text-properties officeooo:rsid="014be339" officeooo:paragraph-rsid="014be339"/>
    </style:style>
    <style:style style:name="P203" style:family="paragraph" style:parent-style-name="List_20_1">
      <style:text-properties officeooo:paragraph-rsid="0042e302"/>
    </style:style>
    <style:style style:name="P204" style:family="paragraph" style:parent-style-name="List_20_1">
      <style:text-properties officeooo:rsid="0042e302" officeooo:paragraph-rsid="0042e302"/>
    </style:style>
    <style:style style:name="P205" style:family="paragraph" style:parent-style-name="List_20_1">
      <style:text-properties officeooo:paragraph-rsid="004495ea"/>
    </style:style>
    <style:style style:name="P206" style:family="paragraph" style:parent-style-name="List_20_1">
      <style:text-properties officeooo:paragraph-rsid="0013ea2a"/>
    </style:style>
    <style:style style:name="P207" style:family="paragraph" style:parent-style-name="List_20_1_20_Cont." style:list-style-name="L4"/>
    <style:style style:name="P208" style:family="paragraph" style:parent-style-name="List_20_1_20_Cont.">
      <style:paragraph-properties fo:margin-left="12.51mm" fo:margin-right="0mm" fo:text-indent="-4mm" style:auto-text-indent="false"/>
    </style:style>
    <style:style style:name="P209" style:family="paragraph" style:parent-style-name="Option" style:list-style-name="L11"/>
    <style:style style:name="P210" style:family="paragraph" style:parent-style-name="List_20_1_20_End" style:list-style-name="L3"/>
    <style:style style:name="P211" style:family="paragraph" style:parent-style-name="List_20_1_20_End" style:list-style-name="L6">
      <style:text-properties officeooo:paragraph-rsid="00272990"/>
    </style:style>
    <style:style style:name="P212" style:family="paragraph" style:parent-style-name="List_20_1_20_End">
      <style:text-properties officeooo:paragraph-rsid="011d81b5"/>
    </style:style>
    <style:style style:name="P213" style:family="paragraph" style:parent-style-name="List_20_1_20_End">
      <style:text-properties officeooo:rsid="0038d579" officeooo:paragraph-rsid="0038d579"/>
    </style:style>
    <style:style style:name="P214" style:family="paragraph" style:parent-style-name="List_20_1_20_End">
      <style:text-properties officeooo:paragraph-rsid="0013ea2a"/>
    </style:style>
    <style:style style:name="P215" style:family="paragraph" style:parent-style-name="List_20_1_20_End">
      <style:text-properties officeooo:rsid="0013ea2a" officeooo:paragraph-rsid="0013ea2a"/>
    </style:style>
    <style:style style:name="P216" style:family="paragraph" style:parent-style-name="List_20_1_20_End" style:list-style-name="L12"/>
    <style:style style:name="P217" style:family="paragraph" style:parent-style-name="List_20_1_20_End" style:list-style-name="L13"/>
    <style:style style:name="P218" style:family="paragraph" style:parent-style-name="List_20_1_20_End">
      <style:paragraph-properties fo:margin-left="12.51mm" fo:margin-right="0mm" fo:text-indent="-4mm" style:auto-text-indent="false"/>
    </style:style>
    <style:style style:name="P219" style:family="paragraph" style:parent-style-name="List_20_1_20_Start" style:list-style-name="L1"/>
    <style:style style:name="P220" style:family="paragraph" style:parent-style-name="List_20_1_20_Start" style:list-style-name="L1">
      <style:text-properties officeooo:rsid="01297aef" officeooo:paragraph-rsid="01297aef"/>
    </style:style>
    <style:style style:name="P221" style:family="paragraph" style:parent-style-name="List_20_1_20_Start" style:list-style-name="L2"/>
    <style:style style:name="P222" style:family="paragraph" style:parent-style-name="List_20_1_20_Start" style:list-style-name="L4"/>
    <style:style style:name="P223" style:family="paragraph" style:parent-style-name="List_20_1_20_Start" style:list-style-name="L5">
      <style:text-properties officeooo:paragraph-rsid="006f49b8"/>
    </style:style>
    <style:style style:name="P224" style:family="paragraph" style:parent-style-name="List_20_1_20_Start" style:list-style-name="L6"/>
    <style:style style:name="P225" style:family="paragraph" style:parent-style-name="List_20_1_20_Start" style:list-style-name="L7"/>
    <style:style style:name="P226" style:family="paragraph" style:parent-style-name="List_20_1_20_Start">
      <style:text-properties officeooo:paragraph-rsid="0013ea2a"/>
    </style:style>
    <style:style style:name="P227" style:family="paragraph" style:parent-style-name="List_20_1_20_Start">
      <style:text-properties officeooo:rsid="0013ea2a" officeooo:paragraph-rsid="0014b6e1"/>
    </style:style>
    <style:style style:name="P228" style:family="paragraph" style:parent-style-name="List_20_1_20_Start" style:list-style-name="L12"/>
    <style:style style:name="P229" style:family="paragraph" style:parent-style-name="List_20_1_20_Start" style:list-style-name="L13"/>
    <style:style style:name="P230" style:family="paragraph" style:parent-style-name="List_20_1_20_Start">
      <style:paragraph-properties fo:margin-left="12.51mm" fo:margin-right="0mm" fo:text-indent="-4.06mm" style:auto-text-indent="false"/>
    </style:style>
    <style:style style:name="P231" style:family="paragraph" style:parent-style-name="Question">
      <style:text-properties officeooo:paragraph-rsid="018f2b3a"/>
    </style:style>
    <style:style style:name="P232" style:family="paragraph" style:parent-style-name="Question">
      <style:text-properties officeooo:paragraph-rsid="00a3938e"/>
    </style:style>
    <style:style style:name="P233" style:family="paragraph" style:parent-style-name="Question">
      <style:text-properties officeooo:paragraph-rsid="016e12c3"/>
    </style:style>
    <style:style style:name="P234" style:family="paragraph" style:parent-style-name="Question">
      <style:text-properties officeooo:rsid="0037af8d" officeooo:paragraph-rsid="0037af8d"/>
    </style:style>
    <style:style style:name="P235" style:family="paragraph" style:parent-style-name="Question">
      <style:text-properties officeooo:rsid="008db1e9" officeooo:paragraph-rsid="008db1e9"/>
    </style:style>
    <style:style style:name="P236" style:family="paragraph" style:parent-style-name="Question">
      <style:text-properties officeooo:rsid="015f59ce" officeooo:paragraph-rsid="015f59ce"/>
    </style:style>
    <style:style style:name="P237"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4"><text:a xlink:type="simple" xlink:href="#__RefHeading__31345316" text:style-name="Index_20_Link" text:visited-style-name="Index_20_Link">Overview<text:tab/>5</text:a></text:p>
          <text:p text:style-name="P163"><text:a xlink:type="simple" xlink:href="#__RefHeading__16232_1510295094" text:style-name="Index_20_Link" text:visited-style-name="Index_20_Link">Features<text:tab/>5</text:a></text:p>
          <text:p text:style-name="P163"><text:a xlink:type="simple" xlink:href="#__RefHeading__16234_1510295094" text:style-name="Index_20_Link" text:visited-style-name="Index_20_Link">Requirements<text:tab/>5</text:a></text:p>
          <text:p text:style-name="P163"><text:a xlink:type="simple" xlink:href="#__RefHeading__16236_1510295094" text:style-name="Index_20_Link" text:visited-style-name="Index_20_Link">Supported entry types<text:tab/>7</text:a></text:p>
          <text:p text:style-name="P164"><text:a xlink:type="simple" xlink:href="#__RefHeading__16238_1510295094" text:style-name="Index_20_Link" text:visited-style-name="Index_20_Link">Installation<text:tab/>7</text:a></text:p>
          <text:p text:style-name="P163"><text:a xlink:type="simple" xlink:href="#__RefHeading__16240_1510295094" text:style-name="Index_20_Link" text:visited-style-name="Index_20_Link">Packages<text:tab/>7</text:a></text:p>
          <text:p text:style-name="P163"><text:a xlink:type="simple" xlink:href="#__RefHeading__31496503" text:style-name="Index_20_Link" text:visited-style-name="Index_20_Link">Network connection key files<text:tab/>7</text:a></text:p>
          <text:p text:style-name="P164"><text:a xlink:type="simple" xlink:href="#__RefHeading__16242_1510295094" text:style-name="Index_20_Link" text:visited-style-name="Index_20_Link">Usage<text:tab/>8</text:a></text:p>
          <text:p text:style-name="P163"><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3"><text:a xlink:type="simple" xlink:href="#__RefHeading__16250_1510295094" text:style-name="Index_20_Link" text:visited-style-name="Index_20_Link">List archives and directory content<text:tab/>10</text:a></text:p>
          <text:p text:style-name="P163"><text:a xlink:type="simple" xlink:href="#__RefHeading__16252_1510295094" text:style-name="Index_20_Link" text:visited-style-name="Index_20_Link">Test archives<text:tab/>11</text:a></text:p>
          <text:p text:style-name="P163"><text:a xlink:type="simple" xlink:href="#__RefHeading__16254_1510295094" text:style-name="Index_20_Link" text:visited-style-name="Index_20_Link">Compare archives<text:tab/>11</text:a></text:p>
          <text:p text:style-name="P163"><text:a xlink:type="simple" xlink:href="#__RefHeading__16256_1510295094" text:style-name="Index_20_Link" text:visited-style-name="Index_20_Link">Extract archives<text:tab/>12</text:a></text:p>
          <text:p text:style-name="P163"><text:a xlink:type="simple" xlink:href="#__RefHeading__12718_1965121651" text:style-name="Index_20_Link" text:visited-style-name="Index_20_Link">Convert archives<text:tab/>12</text:a></text:p>
          <text:p text:style-name="P163"><text:a xlink:type="simple" xlink:href="#__RefHeading__16258_1510295094" text:style-name="Index_20_Link" text:visited-style-name="Index_20_Link">Incremental/Differential archives<text:tab/>13</text:a></text:p>
          <text:p text:style-name="P163"><text:a xlink:type="simple" xlink:href="#__RefHeading__16260_1510295094" text:style-name="Index_20_Link" text:visited-style-name="Index_20_Link">Compress archives<text:tab/>14</text:a></text:p>
          <text:p text:style-name="P163"><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3"><text:a xlink:type="simple" xlink:href="#__RefHeading__29676110" text:style-name="Index_20_Link" text:visited-style-name="Index_20_Link">Split archives<text:tab/>17</text:a></text:p>
          <text:p text:style-name="P163"><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4"><text:a xlink:type="simple" xlink:href="#__RefHeading__29694130" text:style-name="Index_20_Link" text:visited-style-name="Index_20_Link">Server<text:tab/>20</text:a></text:p>
          <text:p text:style-name="P163"><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3"><text:a xlink:type="simple" xlink:href="#__RefHeading__12406_1972768539" text:style-name="Index_20_Link" text:visited-style-name="Index_20_Link">Master and Slave<text:tab/>21</text:a></text:p>
          <text:p text:style-name="P163"><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3"><text:a xlink:type="simple" xlink:href="#__RefHeading__30626103" text:style-name="Index_20_Link" text:visited-style-name="Index_20_Link">Graphical front end<text:tab/>24</text:a></text:p>
          <text:p text:style-name="P165"><text:a xlink:type="simple" xlink:href="#__RefHeading__16274_1510295094" text:style-name="Index_20_Link" text:visited-style-name="Index_20_Link">Status tab<text:tab/>25</text:a></text:p>
          <text:p text:style-name="P165"><text:a xlink:type="simple" xlink:href="#__RefHeading__16276_1510295094" text:style-name="Index_20_Link" text:visited-style-name="Index_20_Link">Jobs tab<text:tab/>26</text:a></text:p>
          <text:p text:style-name="P166"><text:a xlink:type="simple" xlink:href="#__RefHeading__16278_1510295094" text:style-name="Index_20_Link" text:visited-style-name="Index_20_Link">Entries<text:tab/>26</text:a></text:p>
          <text:p text:style-name="P166"><text:a xlink:type="simple" xlink:href="#__RefHeading__16280_1510295094" text:style-name="Index_20_Link" text:visited-style-name="Index_20_Link">Images<text:tab/>27</text:a></text:p>
          <text:p text:style-name="P166"><text:a xlink:type="simple" xlink:href="#__RefHeading__16282_1510295094" text:style-name="Index_20_Link" text:visited-style-name="Index_20_Link">Filters &amp; Mounts<text:tab/>28</text:a></text:p>
          <text:p text:style-name="P166"><text:a xlink:type="simple" xlink:href="#__RefHeading__30546110" text:style-name="Index_20_Link" text:visited-style-name="Index_20_Link">Storage<text:tab/>29</text:a></text:p>
          <text:p text:style-name="P166"><text:a xlink:type="simple" xlink:href="#__RefHeading__14185_608817561" text:style-name="Index_20_Link" text:visited-style-name="Index_20_Link">Scripts<text:tab/>31</text:a></text:p>
          <text:p text:style-name="P166"><text:a xlink:type="simple" xlink:href="#__RefHeading__16284_1510295094" text:style-name="Index_20_Link" text:visited-style-name="Index_20_Link">Schedule<text:tab/>31</text:a></text:p>
          <text:p text:style-name="P166"><text:a xlink:type="simple" xlink:href="#__RefHeading__16286_1510295094" text:style-name="Index_20_Link" text:visited-style-name="Index_20_Link">Persistence<text:tab/>32</text:a></text:p>
          <text:p text:style-name="P166"><text:a xlink:type="simple" xlink:href="#__RefHeading__12408_1972768539" text:style-name="Index_20_Link" text:visited-style-name="Index_20_Link">Comment<text:tab/>33</text:a></text:p>
          <text:p text:style-name="P165"><text:a xlink:type="simple" xlink:href="#__RefHeading__12410_1972768539" text:style-name="Index_20_Link" text:visited-style-name="Index_20_Link">Restore tab<text:tab/>33</text:a></text:p>
          <text:p text:style-name="P165"><text:a xlink:type="simple" xlink:href="#__RefHeading__12251_695893263" text:style-name="Index_20_Link" text:visited-style-name="Index_20_Link">Server settings<text:tab/>36</text:a></text:p>
          <text:p text:style-name="P166"><text:a xlink:type="simple" xlink:href="#__RefHeading__12253_695893263" text:style-name="Index_20_Link" text:visited-style-name="Index_20_Link">General<text:tab/>36</text:a></text:p>
          <text:p text:style-name="P166"><text:a xlink:type="simple" xlink:href="#__RefHeading__12255_695893263" text:style-name="Index_20_Link" text:visited-style-name="Index_20_Link">Servers<text:tab/>37</text:a></text:p>
          <text:p text:style-name="P166"><text:a xlink:type="simple" xlink:href="#__RefHeading__12257_695893263" text:style-name="Index_20_Link" text:visited-style-name="Index_20_Link">Commands<text:tab/>38</text:a></text:p>
          <text:p text:style-name="P166"><text:soft-page-break/><text:a xlink:type="simple" xlink:href="#__RefHeading__12259_695893263" text:style-name="Index_20_Link" text:visited-style-name="Index_20_Link">Verbosity &amp; Log<text:tab/>38</text:a></text:p>
          <text:p text:style-name="P164"><text:a xlink:type="simple" xlink:href="#__RefHeading__16288_1510295094" text:style-name="Index_20_Link" text:visited-style-name="Index_20_Link">Use cases<text:tab/>39</text:a></text:p>
          <text:p text:style-name="P163"><text:a xlink:type="simple" xlink:href="#__RefHeading__15954_1674148630" text:style-name="Index_20_Link" text:visited-style-name="Index_20_Link">a) <text:s/>Normal backup<text:tab/>39</text:a></text:p>
          <text:p text:style-name="P163"><text:a xlink:type="simple" xlink:href="#__RefHeading__15956_1674148630" text:style-name="Index_20_Link" text:visited-style-name="Index_20_Link">b) <text:s/>Full daily backup with time schedule<text:tab/>40</text:a></text:p>
          <text:p text:style-name="P163"><text:a xlink:type="simple" xlink:href="#__RefHeading__15958_1674148630" text:style-name="Index_20_Link" text:visited-style-name="Index_20_Link">c) <text:s/>Full weekly backup with time schedule and daily incremental backup<text:tab/>40</text:a></text:p>
          <text:p text:style-name="P163"><text:a xlink:type="simple" xlink:href="#__RefHeading__15960_1674148630" text:style-name="Index_20_Link" text:visited-style-name="Index_20_Link">d) <text:s/>Full weekly backup with daily incremental and continuous backup<text:tab/>40</text:a></text:p>
          <text:p text:style-name="P163"><text:a xlink:type="simple" xlink:href="#__RefHeading__15962_1674148630" text:style-name="Index_20_Link" text:visited-style-name="Index_20_Link">e) <text:s/>Restore single file or directory<text:tab/>41</text:a></text:p>
          <text:p text:style-name="P163"><text:a xlink:type="simple" xlink:href="#__RefHeading__15964_1674148630" text:style-name="Index_20_Link" text:visited-style-name="Index_20_Link">f) <text:s/>Restore full backup<text:tab/>41</text:a></text:p>
          <text:p text:style-name="P164"><text:a xlink:type="simple" xlink:href="#__RefHeading__15744_1674148630" text:style-name="Index_20_Link" text:visited-style-name="Index_20_Link">Appendix<text:tab/>42</text:a></text:p>
          <text:p text:style-name="P163"><text:a xlink:type="simple" xlink:href="#__RefHeading__8616_961238848" text:style-name="Index_20_Link" text:visited-style-name="Index_20_Link">Tools<text:tab/>42</text:a></text:p>
          <text:p text:style-name="P163"><text:a xlink:type="simple" xlink:href="#__RefHeading___Toc15493_2443726824" text:style-name="Index_20_Link" text:visited-style-name="Index_20_Link">Setup external databases<text:tab/>42</text:a></text:p>
          <text:p text:style-name="P165"><text:a xlink:type="simple" xlink:href="#__RefHeading___Toc15495_2443726824" text:style-name="Index_20_Link" text:visited-style-name="Index_20_Link">MariaDB<text:tab/>42</text:a></text:p>
          <text:p text:style-name="P165"><text:a xlink:type="simple" xlink:href="#__RefHeading___Toc15497_2443726824" text:style-name="Index_20_Link" text:visited-style-name="Index_20_Link">PostgreSQL<text:tab/>42</text:a></text:p>
          <text:p text:style-name="P163"><text:a xlink:type="simple" xlink:href="#__RefHeading__30604910" text:style-name="Index_20_Link" text:visited-style-name="Index_20_Link">Archive file name macros<text:tab/>42</text:a></text:p>
          <text:p text:style-name="P163"><text:a xlink:type="simple" xlink:href="#__RefHeading__27593402" text:style-name="Index_20_Link" text:visited-style-name="Index_20_Link">BAR command line options summary<text:tab/>44</text:a></text:p>
          <text:p text:style-name="P165"><text:a xlink:type="simple" xlink:href="#__RefHeading__16290_1510295094" text:style-name="Index_20_Link" text:visited-style-name="Index_20_Link">Basic commands<text:tab/>44</text:a></text:p>
          <text:p text:style-name="P165"><text:a xlink:type="simple" xlink:href="#__RefHeading__16292_1510295094" text:style-name="Index_20_Link" text:visited-style-name="Index_20_Link">Include/Exclude files<text:tab/>46</text:a></text:p>
          <text:p text:style-name="P165"><text:a xlink:type="simple" xlink:href="#__RefHeading__16294_1510295094" text:style-name="Index_20_Link" text:visited-style-name="Index_20_Link">Incremental/Differential archives<text:tab/>47</text:a></text:p>
          <text:p text:style-name="P165"><text:a xlink:type="simple" xlink:href="#__RefHeading__16296_1510295094" text:style-name="Index_20_Link" text:visited-style-name="Index_20_Link">Compression<text:tab/>48</text:a></text:p>
          <text:p text:style-name="P165"><text:a xlink:type="simple" xlink:href="#__RefHeading__16298_1510295094" text:style-name="Index_20_Link" text:visited-style-name="Index_20_Link">Encryption<text:tab/>51</text:a></text:p>
          <text:p text:style-name="P165"><text:a xlink:type="simple" xlink:href="#__RefHeading__12412_1972768539" text:style-name="Index_20_Link" text:visited-style-name="Index_20_Link">Signatures<text:tab/>53</text:a></text:p>
          <text:p text:style-name="P165"><text:a xlink:type="simple" xlink:href="#__RefHeading__29665410" text:style-name="Index_20_Link" text:visited-style-name="Index_20_Link">Splitting<text:tab/>53</text:a></text:p>
          <text:p text:style-name="P165"><text:a xlink:type="simple" xlink:href="#__RefHeading__31202610" text:style-name="Index_20_Link" text:visited-style-name="Index_20_Link">Storage<text:tab/>54</text:a></text:p>
          <text:p text:style-name="P166"><text:a xlink:type="simple" xlink:href="#__RefHeading__16300_1510295094" text:style-name="Index_20_Link" text:visited-style-name="Index_20_Link">File<text:tab/>54</text:a></text:p>
          <text:p text:style-name="P166"><text:a xlink:type="simple" xlink:href="#__RefHeading__33495803" text:style-name="Index_20_Link" text:visited-style-name="Index_20_Link">FTP<text:tab/>54</text:a></text:p>
          <text:p text:style-name="P166"><text:a xlink:type="simple" xlink:href="#__RefHeading__33496803" text:style-name="Index_20_Link" text:visited-style-name="Index_20_Link">SSH<text:tab/>54</text:a></text:p>
          <text:p text:style-name="P166"><text:a xlink:type="simple" xlink:href="#__RefHeading__16302_1510295094" text:style-name="Index_20_Link" text:visited-style-name="Index_20_Link">SCP<text:tab/>55</text:a></text:p>
          <text:p text:style-name="P166"><text:a xlink:type="simple" xlink:href="#__RefHeading__16304_1510295094" text:style-name="Index_20_Link" text:visited-style-name="Index_20_Link">SFTP<text:tab/>55</text:a></text:p>
          <text:p text:style-name="P166"><text:a xlink:type="simple" xlink:href="#__RefHeading__7767_909302912" text:style-name="Index_20_Link" text:visited-style-name="Index_20_Link">WebDAV/WebDAVS<text:tab/>55</text:a></text:p>
          <text:p text:style-name="P166"><text:a xlink:type="simple" xlink:href="#__RefHeading__16306_1510295094" text:style-name="Index_20_Link" text:visited-style-name="Index_20_Link">CD/DVD/BD<text:tab/>56</text:a></text:p>
          <text:p text:style-name="P166"><text:a xlink:type="simple" xlink:href="#__RefHeading__33501503" text:style-name="Index_20_Link" text:visited-style-name="Index_20_Link">Device<text:tab/>58</text:a></text:p>
          <text:p text:style-name="P165"><text:a xlink:type="simple" xlink:href="#__RefHeading__16308_1510295094" text:style-name="Index_20_Link" text:visited-style-name="Index_20_Link">Restore<text:tab/>59</text:a></text:p>
          <text:p text:style-name="P165"><text:a xlink:type="simple" xlink:href="#__RefHeading__16310_1510295094" text:style-name="Index_20_Link" text:visited-style-name="Index_20_Link">Server<text:tab/>60</text:a></text:p>
          <text:p text:style-name="P165"><text:a xlink:type="simple" xlink:href="#__RefHeading__13949_1679799926" text:style-name="Index_20_Link" text:visited-style-name="Index_20_Link">Index database<text:tab/>62</text:a></text:p>
          <text:p text:style-name="P165"><text:a xlink:type="simple" xlink:href="#__RefHeading__10437_873480820" text:style-name="Index_20_Link" text:visited-style-name="Index_20_Link">Continuous database<text:tab/>63</text:a></text:p>
          <text:p text:style-name="P165"><text:a xlink:type="simple" xlink:href="#__RefHeading__13951_1679799926" text:style-name="Index_20_Link" text:visited-style-name="Index_20_Link">Logging<text:tab/>63</text:a></text:p>
          <text:p text:style-name="P165"><text:a xlink:type="simple" xlink:href="#__RefHeading__16312_1510295094" text:style-name="Index_20_Link" text:visited-style-name="Index_20_Link">Miscellaneous<text:tab/>64</text:a></text:p>
          <text:p text:style-name="P163"><text:a xlink:type="simple" xlink:href="#__RefHeading__16314_1510295094" text:style-name="Index_20_Link" text:visited-style-name="Index_20_Link">BAR configuration and job files<text:tab/>69</text:a></text:p>
          <text:p text:style-name="P165"><text:a xlink:type="simple" xlink:href="#__RefHeading__16316_1510295094" text:style-name="Index_20_Link" text:visited-style-name="Index_20_Link">Additional configuration entries<text:tab/>69</text:a></text:p>
          <text:p text:style-name="P165"><text:a xlink:type="simple" xlink:href="#__RefHeading__16318_1510295094" text:style-name="Index_20_Link" text:visited-style-name="Index_20_Link">Block configuration entries<text:tab/>70</text:a></text:p>
          <text:p text:style-name="P166"><text:a xlink:type="simple" xlink:href="#__RefHeading__14674_1674148630" text:style-name="Index_20_Link" text:visited-style-name="Index_20_Link">File server<text:tab/>71</text:a></text:p>
          <text:p text:style-name="P166"><text:a xlink:type="simple" xlink:href="#__RefHeading__16320_1510295094" text:style-name="Index_20_Link" text:visited-style-name="Index_20_Link">FTP server<text:tab/>71</text:a></text:p>
          <text:p text:style-name="P166"><text:a xlink:type="simple" xlink:href="#__RefHeading__16322_1510295094" text:style-name="Index_20_Link" text:visited-style-name="Index_20_Link">SSH/SCP/SFTP server<text:tab/>71</text:a></text:p>
          <text:p text:style-name="P166"><text:a xlink:type="simple" xlink:href="#__RefHeading__9029_1272517093" text:style-name="Index_20_Link" text:visited-style-name="Index_20_Link">WebDAV/WebDAVS server<text:tab/>71</text:a></text:p>
          <text:p text:style-name="P166"><text:a xlink:type="simple" xlink:href="#__RefHeading__9031_1272517093" text:style-name="Index_20_Link" text:visited-style-name="Index_20_Link">Device<text:tab/>72</text:a></text:p>
          <text:p text:style-name="P166"><text:a xlink:type="simple" xlink:href="#__RefHeading__9033_1272517093" text:style-name="Index_20_Link" text:visited-style-name="Index_20_Link">Schedule<text:tab/>72</text:a></text:p>
          <text:p text:style-name="P166"><text:a xlink:type="simple" xlink:href="#__RefHeading___Toc220184_3155296967" text:style-name="Index_20_Link" text:visited-style-name="Index_20_Link">Persistence<text:tab/>73</text:a></text:p>
          <text:p text:style-name="P166"><text:a xlink:type="simple" xlink:href="#__RefHeading___Toc12265_1256220904" text:style-name="Index_20_Link" text:visited-style-name="Index_20_Link">Maintenance<text:tab/>73</text:a></text:p>
          <text:p text:style-name="P165"><text:a xlink:type="simple" xlink:href="#__RefHeading__16326_1510295094" text:style-name="Index_20_Link" text:visited-style-name="Index_20_Link">Example configuration file<text:tab/>73</text:a></text:p>
          <text:p text:style-name="P163"><text:a xlink:type="simple" xlink:href="#__RefHeading__32474025" text:style-name="Index_20_Link" text:visited-style-name="Index_20_Link">BARControl command line options summary<text:tab/>74</text:a></text:p>
          <text:p text:style-name="P163"><text:soft-page-break/><text:a xlink:type="simple" xlink:href="#__RefHeading__16328_1510295094" text:style-name="Index_20_Link" text:visited-style-name="Index_20_Link">BARControl configuration file<text:tab/>76</text:a></text:p>
          <text:p text:style-name="P163"><text:a xlink:type="simple" xlink:href="#__RefHeading__16330_1510295094" text:style-name="Index_20_Link" text:visited-style-name="Index_20_Link">Exit codes<text:tab/>77</text:a></text:p>
          <text:p text:style-name="P163"><text:a xlink:type="simple" xlink:href="#__RefHeading__29596110" text:style-name="Index_20_Link" text:visited-style-name="Index_20_Link">Archive file format<text:tab/>78</text:a></text:p>
          <text:p text:style-name="P163"><text:a xlink:type="simple" xlink:href="#__RefHeading__35624716" text:style-name="Index_20_Link" text:visited-style-name="Index_20_Link">Compilation<text:tab/>78</text:a></text:p>
          <text:p text:style-name="P163"><text:a xlink:type="simple" xlink:href="#__RefHeading__16332_1510295094" text:style-name="Index_20_Link" text:visited-style-name="Index_20_Link">Development<text:tab/>82</text:a></text:p>
          <text:p text:style-name="P164"><text:a xlink:type="simple" xlink:href="#__RefHeading__31406103" text:style-name="Index_20_Link" text:visited-style-name="Index_20_Link">Frequently asked questions<text:tab/>82</text:a></text:p>
          <text:p text:style-name="P164"><text:a xlink:type="simple" xlink:href="#__RefHeading__16334_1510295094" text:style-name="Index_20_Link" text:visited-style-name="Index_20_Link">Contact and bug reports<text:tab/>90</text:a></text:p>
          <text:p text:style-name="P164"><text:a xlink:type="simple" xlink:href="#__RefHeading__16336_1510295094" text:style-name="Index_20_Link" text:visited-style-name="Index_20_Link">Term of use and license<text:tab/>90</text:a></text:p>
          <text:p text:style-name="P164"><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72" text:outline-level="1"/>
      <text:h text:style-name="P17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800965176" text:style-name="L1">
        <text:list-item>
          <text:p text:style-name="P219">create, list, test, compare and extract archives of files and disk images,</text:p>
        </text:list-item>
        <text:list-item>
          <text:p text:style-name="P220">convert archives,</text:p>
        </text:list-item>
      </text:list>
      <text:list xml:id="list161379941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517881275" text:style-name="L2">
        <text:list-item>
          <text:p text:style-name="P221">glibc 2.3.2 or higher</text:p>
        </text:list-item>
      </text:list>
      <text:list xml:id="list31340796521257" text:continue-list="list1613799412" text:style-name="List_20_1">
        <text:list-item>
          <text:p text:style-name="List_20_1"><text:span text:style-name="Name">BAR</text:span> binary</text:p>
        </text:list-item>
      </text:list>
      <text:list xml:id="list1819725802" text:style-name="L3">
        <text:list-item>
          <text:p text:style-name="P21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25507911" text:style-name="L4">
        <text:list-item>
          <text:p text:style-name="P222">cdrecord [<text:reference-ref text:reference-format="text" text:ref-name="cdrtools">cdrtools</text:reference-ref>]</text:p>
        </text:list-item>
      </text:list>
      <text:list xml:id="list31340638483858" text:continue-list="list31340796521257" text:style-name="List_20_1">
        <text:list-item>
          <text:p text:style-name="List_20_1">growisofs [<text:reference-ref text:reference-format="text" text:ref-name="growisofs">growisofs</text:reference-ref>]</text:p>
        </text:list-item>
      </text:list>
      <text:list xml:id="list31340551077106" text:continue-list="list825507911" text:style-name="L4">
        <text:list-item>
          <text:p text:style-name="P207">mkisofs, <text:span text:style-name="T80">dvd+rw-format</text:span> [<text:reference-ref text:reference-format="text" text:ref-name="dvd+rw-tools">dvd+rw-tools</text:reference-ref>]</text:p>
        </text:list-item>
      </text:list>
      <text:list xml:id="list31341363272598" text:continue-list="list3134063848385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133953212925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927470457" text:style-name="L5">
        <text:list-item>
          <text:p text:style-name="P223">C/<text:span text:style-name="T84">C++</text:span> development environment with gcc, <text:span text:style-name="T83">g++</text:span></text:p>
        </text:list-item>
      </text:list>
      <text:list xml:id="list31340670852774" text:continue-list="list31339532129257" text:style-name="List_20_1">
        <text:list-item>
          <text:p text:style-name="List_20_1">GNU make</text:p>
        </text:list-item>
        <text:list-item>
          <text:p text:style-name="List_20_1">m4</text:p>
        </text:list-item>
        <text:list-item>
          <text:p text:style-name="P187">xgettext</text:p>
        </text:list-item>
        <text:list-item>
          <text:p text:style-name="List_20_1">perl</text:p>
        </text:list-item>
        <text:list-item>
          <text:p text:style-name="P188">tclsh</text:p>
        </text:list-item>
        <text:list-item>
          <text:p text:style-name="P189">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3133972155567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0"><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1">MariaDB connector C [<text:reference-ref text:reference-format="text" text:ref-name="MariaDB">MariaDB</text:reference-ref>]</text:p>
        </text:list-item>
        <text:list-item>
          <text:p text:style-name="P192">PostgreSQL [<text:reference-ref text:reference-format="text" text:ref-name="PostgreSQL">PostgreSQL</text:reference-ref>]</text:p>
        </text:list-item>
        <text:list-item>
          <text:p text:style-name="P193">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134127597527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170233399" text:style-name="L6">
        <text:list-item>
          <text:p text:style-name="P224"><text:bookmark-start text:name="__DdeLink__11097_1674148630"/>&lt;name&gt; stay for a parameter, e. g. a name or some text,</text:p>
        </text:list-item>
      </text:list>
      <text:list xml:id="list31340755777688" text:continue-list="list31341275975275"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31340629870192" text:continue-list="list170233399" text:style-name="L6">
        <text:list-item>
          <text:p text:style-name="P211">&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31340037959152" text:continue-list="list3134075577768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97575177" text:style-name="L7">
        <text:list-item>
          <text:p text:style-name="P225">ext2</text:p>
        </text:list-item>
      </text:list>
      <text:list xml:id="list31340482126849" text:continue-list="list3134003795915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31340715040893" text:continue-numbering="true" text:style-name="List_20_1">
        <text:list-item>
          <text:p text:style-name="List_20_1_20_End">ext4</text:p>
        </text:list-item>
      </text:list>
      <text:p text:style-name="Text_20_Body_20_Start">Experimental, but no longer supported files systems are:</text:p>
      <text:list xml:id="list3133996352400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31341035547416"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94">crypt password</text:p>
        </text:list-item>
        <text:list-item>
          <text:p text:style-name="List_20_1">crypt key</text:p>
        </text:list-item>
        <text:list-item>
          <text:p text:style-name="List_20_1">comment</text:p>
        </text:list-item>
        <text:list-item>
          <text:p text:style-name="P212">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4">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4"><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1340690224166"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134047165346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80">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82">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06">crypt</text:span>-algorithm=<text:span text:style-name="T106">AES256 ‑‑crypt-password=secret</text:span></text:p>
      <text:p text:style-name="P13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28814840792"/><text:alphabetical-index-mark-start text:id="IMark94628814585320"/>URI<text:alphabetical-index-mark-end text:id="IMark94628814585320"/><text:alphabetical-index-mark-end text:id="IMark9462881484079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4"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3134043429913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828284734"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60">or</text:p>
      <text:list xml:id="list31339655815266"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4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502778586" text:style-name="L8">
        <text:list-item>
          <text:p text:style-name="P16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6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6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6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75"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31341513741318" text:continue-list="list31340434299137"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31339972879904" text:continue-numbering="true" text:style-name="List_20_1">
        <text:list-item>
          <text:p text:style-name="P230">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208">the name suffix is <text:span text:style-name="Filename">.bar,</text:span> and</text:p>
        </text:list-item>
        <text:list-item>
          <text:p text:style-name="P218">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3">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31341636773611"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95"><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95"><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95"><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95"><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95"><text:span text:style-name="Option">‑‑</text:span><text:span text:style-name="Option"><text:span text:style-name="T166">check</text:span></text:span><text:span text:style-name="T166">: check integrity of the database and report errors if something is corrupted.</text:span></text:p>
        </text:list-item>
        <text:list-item>
          <text:p text:style-name="P195"><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95"><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95"><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96">For more details to the available commands and options see <text:span text:style-name="Option">‑‑help</text:span> of <text:span text:style-name="Command">bar-</text:span><text:span text:style-name="Command"><text:span text:style-name="T202">index</text:span></text:span>.</text:p>
      <text:h text:style-name="P176" text:outline-level="2"/>
      <text:h text:style-name="P178"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31341103921232" text:continue-numbering="true" text:style-name="List_20_1">
        <text:list-item>
          <text:p text:style-name="List_20_1">specified on the command line via the option <text:span text:style-name="Option">–key-file</text:span></text:p>
        </text:list-item>
        <text:list-item>
          <text:p text:style-name="P197"><text:span text:style-name="Filename"><text:span text:style-name="T123">bar-key.pem</text:span></text:span><text:span text:style-name="T123"> in the local directory</text:span></text:p>
        </text:list-item>
        <text:list-item>
          <text:p text:style-name="P198"><text:span text:style-name="Filename">$HOME/.bar/bar-key.pem</text:span></text:p>
        </text:list-item>
        <text:list-item>
          <text:p text:style-name="P199"><text:span text:style-name="Filename">/etc/bar/bar-key.pem</text:span></text:p>
        </text:list-item>
        <text:list-item>
          <text:p text:style-name="P199"><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3133972968011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31339943098927"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2095840542" text:style-name="L9">
        <text:list-item>
          <text:p text:style-name="P167">included entry names</text:p>
        </text:list-item>
      </text:list>
      <text:list xml:id="list31340436949169" text:continue-list="list31339943098927" text:style-name="List_20_1">
        <text:list-item>
          <text:p text:style-name="List_20_1">included images</text:p>
        </text:list-item>
        <text:list-item>
          <text:p text:style-name="P200">filters and mounts</text:p>
        </text:list-item>
        <text:list-item>
          <text:p text:style-name="List_20_1">storage information</text:p>
        </text:list-item>
        <text:list-item>
          <text:p text:style-name="P200">scripts</text:p>
        </text:list-item>
        <text:list-item>
          <text:p text:style-name="P201">schedule information</text:p>
        </text:list-item>
        <text:list-item>
          <text:p text:style-name="P202">persistence information</text:p>
        </text:list-item>
        <text:list-item>
          <text:p text:style-name="P213">comments</text:p>
        </text:list-item>
      </text:list>
      <text:p text:style-name="Text_20_Body_20_Start">The jobs tab have some sub-tabs to edit these pieces of data.</text:p>
      <text:h text:style-name="P184" text:outline-level="4"><text:bookmark-start text:name="__RefHeading__16278_1510295094"/>Entries<text:bookmark-end text:name="__RefHeading__16278_1510295094"/></text:h>
      <text:p text:style-name="P14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9">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85"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8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31342588361039"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1174500766" text:style-name="L10">
        <text:list-item>
          <text:p text:style-name="P237">the archive is older then the max. age of the period</text:p>
        </text:list-item>
        <text:list-item>
          <text:p text:style-name="P237">the archive is not in transit to the next period</text:p>
        </text:list-item>
        <text:list-item>
          <text:p text:style-name="P237">the archive is the oldest in the period</text:p>
        </text:list-item>
        <text:list-item>
          <text:p text:style-name="P237">the number of existing archives in the period exceeds the max. number</text:p>
        </text:list-item>
      </text:list>
      <text:h text:style-name="P18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7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5">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31342524252327" text:continue-list="list31342588361039"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203"><text:span text:style-name="T66">the nice level </text:span><text:span text:style-name="T156">D</text:span><text:span text:style-name="T66">,</text:span></text:p>
        </text:list-item>
        <text:list-item>
          <text:p text:style-name="P203"><text:span text:style-name="T66">the max. number of compress and encryption threads </text:span><text:span text:style-name="T156">E</text:span><text:span text:style-name="T66">,</text:span></text:p>
        </text:list-item>
        <text:list-item>
          <text:p text:style-name="P203"><text:span text:style-name="T66">the minimal compress size </text:span><text:span text:style-name="T156">F</text:span><text:span text:style-name="T66">,</text:span></text:p>
        </text:list-item>
        <text:list-item>
          <text:p text:style-name="P204">the jobs directory <text:span text:style-name="T155">G</text:span>,</text:p>
        </text:list-item>
        <text:list-item>
          <text:p text:style-name="P204">the max. size of files included in a continuous backup <text:span text:style-name="T157">H</text:span>,</text:p>
        </text:list-item>
        <text:list-item>
          <text:p text:style-name="P204">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31341411283302"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205"><text:span text:style-name="T67">the log </text:span>types <text:span text:style-name="Number_20_Mark"><text:span text:style-name="T67">C</text:span></text:span>,</text:p>
        </text:list-item>
        <text:list-item>
          <text:p text:style-name="P205">the log file name <text:span text:style-name="Number_20_Mark"><text:span text:style-name="T67">D</text:span></text:span>,</text:p>
        </text:list-item>
        <text:list-item>
          <text:p text:style-name="P205">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51549931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31343139446799" text:continue-list="list3134141128330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31343265428372" text:continue-list="list1515499313"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31341445201842" text:continue-list="list3134313944679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39">each day </text:span>as a full backup.</text:p>
      <text:list xml:id="list31342633449938" text:continue-list="list31343265428372"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31341789147218" text:continue-list="list31341445201842" text:style-name="List_20_1">
        <text:list-item>
          <text:p text:style-name="P226">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06">select for <text:span text:style-name="T39">the t</text:span><text:span text:style-name="Name">ype</text:span> <text:span text:style-name="Name">full</text:span></text:p>
        </text:list-item>
        <text:list-item>
          <text:p text:style-name="P20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06"><text:span text:style-name="Name"><text:span text:style-name="T6">select for the type </text:span></text:span><text:span text:style-name="Name"><text:span text:style-name="T2">incremental</text:span></text:span></text:p>
        </text:list-item>
        <text:list-item>
          <text:p text:style-name="P214">verify <text:span text:style-name="T39">that </text:span><text:span text:style-name="Name">enabled</text:span> is checked</text:p>
        </text:list-item>
      </text:list>
      <text:list xml:id="list31342733575463" text:continue-list="list31342633449938"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31341696866520" text:continue-list="list31341789147218" text:style-name="List_20_1">
        <text:list-item>
          <text:p text:style-name="P226">switch to the <text:span text:style-name="Name">Jobs</text:span> tab. In the <text:span text:style-name="Name">Schedule</text:span> sub-tab add a new schedule entry and define * <text:span text:style-name="T39">for the date, <text:s/>time and week day</text:span>.</text:p>
        </text:list-item>
        <text:list-item>
          <text:p text:style-name="P206">select for <text:span text:style-name="T39">the t</text:span><text:span text:style-name="Name">ype</text:span> <text:span text:style-name="Name"><text:span text:style-name="T39">continuous</text:span></text:span></text:p>
        </text:list-item>
        <text:list-item>
          <text:p text:style-name="P21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31343126486213" text:continue-list="list3134273357546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31343175920289" text:continue-list="list31341696866520" text:style-name="List_20_1">
        <text:list-item>
          <text:p text:style-name="P227"><text:span text:style-name="Name"><text:span text:style-name="T5">switch to the </text:span></text:span><text:span text:style-name="Name"><text:span text:style-name="T3">Restore</text:span></text:span><text:span text:style-name="Name"><text:span text:style-name="T7"> tab</text:span></text:span></text:p>
        </text:list-item>
        <text:list-item>
          <text:p text:style-name="P22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2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2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2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1342895647362" text:continue-list="list3134312648621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31342759755098" text:continue-list="list31343175920289" text:style-name="List_20_1">
        <text:list-item>
          <text:p text:style-name="P227"><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2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2" text:outline-level="1"/>
      <text:h text:style-name="P173" text:outline-level="1"><text:bookmark-start text:name="__RefHeading__15744_1674148630"/>Appendix<text:bookmark-end text:name="__RefHeading__15744_1674148630"/></text:h>
      <text:h text:style-name="P177" text:outline-level="2"><text:bookmark-start text:name="__RefHeading__8616_961238848"/>Tools<text:bookmark-end text:name="__RefHeading__8616_961238848"/></text:h>
      <text:p text:style-name="Text_20_Body_20_Start">The following tools are part of <text:span text:style-name="Command">BAR</text:span>:</text:p>
      <text:list xml:id="list31342474854865"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45">Install the <text:span text:style-name="T220">appropriated </text:span>MariaDB server <text:span text:style-name="T219">and client </text:span>package <text:span text:style-name="T220">for your system</text:span>. Then create a database user with:</text:p>
      <text:p text:style-name="P148"><text:span text:style-name="Command"><text:span text:style-name="T216"/></text:span></text:p>
      <text:p text:style-name="P148"><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0">appropriated </text:span>PostgreSQL server package <text:span text:style-name="T220">for your system</text:span>. Then create a database user with:</text:p>
      <text:p text:style-name="P72"><text:span text:style-name="Command"><text:span text:style-name="T215"/></text:span></text:p>
      <text:p text:style-name="P72"><text:span text:style-name="Command"><text:span text:style-name="T215">sudo -u postgres psql<text:line-break/></text:span></text:span></text:p>
      <text:p text:style-name="P71"><text:span text:style-name="Command"><text:span text:style-name="T214">CREATE USER bar WITH PASSWORD '&lt;password&gt;'; </text:span></text:span><text:span text:style-name="Command"><text:line-break/>ALTER USER bar createdb;</text:span><text:span text:style-name="Source_20_Text"><text:line-break/></text:span></text:p>
      <text:p text:style-name="P149"><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628786591400"/>--create<text:alphabetical-index-mark-end text:id="IMark94628786591400"/>, <text:alphabetical-index-mark-start text:id="IMark94628789640232"/>-c<text:alphabetical-index-mark-end text:id="IMark94628789640232"/></text:p>
      <text:p text:style-name="Option_20_Start">Create an archive with files, directories, links, hard links and special files like device-, pipes- and sockets-descriptors.</text:p>
      <text:p text:style-name="Option_20_title"><text:alphabetical-index-mark-start text:id="IMark94628787010760"/>--image<text:alphabetical-index-mark-end text:id="IMark94628787010760"/>, <text:alphabetical-index-mark-start text:id="IMark94628788297592"/>-m<text:alphabetical-index-mark-end text:id="IMark9462878829759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28782807352"/>--list<text:alphabetical-index-mark-end text:id="IMark94628782807352"/>, <text:alphabetical-index-mark-start text:id="IMark94628813505784"/>-l<text:alphabetical-index-mark-end text:id="IMark9462881350578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28804866552"/>--test<text:alphabetical-index-mark-end text:id="IMark94628804866552"/>, <text:alphabetical-index-mark-start text:id="IMark94628709173880"/>-t<text:alphabetical-index-mark-end text:id="IMark94628709173880"/></text:p>
      <text:p text:style-name="Option_20_Start">Test content integrity of archives.</text:p>
      <text:p text:style-name="Option_20_title"><text:alphabetical-index-mark-start text:id="IMark94628813529896"/>--compare<text:alphabetical-index-mark-end text:id="IMark94628813529896"/>, <text:alphabetical-index-mark-start text:id="IMark94628816306648"/>-d<text:alphabetical-index-mark-end text:id="IMark94628816306648"/></text:p>
      <text:p text:style-name="Option_20_Start">Compare content of archives with content in file system.</text:p>
      <text:p text:style-name="Option_20_title"><text:alphabetical-index-mark-start text:id="IMark94628808729560"/>--extract<text:alphabetical-index-mark-end text:id="IMark94628808729560"/>, <text:alphabetical-index-mark-start text:id="IMark94628814126808"/>-x<text:alphabetical-index-mark-end text:id="IMark94628814126808"/></text:p>
      <text:p text:style-name="Option_20_Start">Extract content of archives.</text:p>
      <text:p text:style-name="Option_20_title"><text:alphabetical-index-mark-start text:id="IMark94628813654584"/>--<text:span text:style-name="T171">convert</text:span><text:alphabetical-index-mark-end text:id="IMark94628813654584"/></text:p>
      <text:p text:style-name="Option_20_Start">Convert <text:span text:style-name="T171">an archive with new compression, encryption, pass phrase or signature.</text:span></text:p>
      <text:p text:style-name="Option_20_title"><text:alphabetical-index-mark-start text:id="IMark94628815363496"/>--generate-keys<text:alphabetical-index-mark-end text:id="IMark94628815363496"/></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628814840792"/>--<text:span text:style-name="T144">generate-signature-keys</text:span><text:alphabetical-index-mark-end text:id="IMark94628814840792"/></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28808558552"/>--generate-keys-bits<text:alphabetical-index-mark-end text:id="IMark94628808558552"/>=&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628806213336"/>--<text:span text:style-name="T87">generate-keys-mode</text:span><text:alphabetical-index-mark-end text:id="IMark94628806213336"/><text:span text:style-name="T87">=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1"><text:alphabetical-index-mark-start text:id="IMark94628814693608"/><text:span text:style-name="T130">--storage-list-stdin</text:span><text:alphabetical-index-mark-end text:id="IMark94628814693608"/><text:span text:style-name="T130">,</text:span><text:alphabetical-index-mark-start text:id="IMark94628813529896"/><text:span text:style-name="T130">-T</text:span><text:alphabetical-index-mark-end text:id="IMark94628813529896"/></text:p>
      <text:p text:style-name="Option_20_Start">Read storage names (glob pattern) from stdin.</text:p>
      <text:p text:style-name="Option_20_title"><text:alphabetical-index-mark-start text:id="IMark94628709173880"/><text:span text:style-name="T129">--storage-list</text:span><text:alphabetical-index-mark-end text:id="IMark94628709173880"/>=&lt;file name&gt;</text:p>
      <text:p text:style-name="P107">Define the name of a file <text:span text:style-name="T127">from which storage </text:span>names or simple patterns (glob pattern) <text:span text:style-name="T127">are read.</text:span></text:p>
      <text:p text:style-name="Option_20_title"><text:alphabetical-index-mark-start text:id="IMark94628815363496"/><text:span text:style-name="T129">--storage-command</text:span><text:alphabetical-index-mark-end text:id="IMark94628815363496"/>=<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628813781960"/>--pre-command<text:alphabetical-index-mark-end text:id="IMark94628813781960"/>=&lt;command&gt;</text:p>
      <text:p text:style-name="Option_20_Start">Command to execute before a job is started.</text:p>
      <text:p text:style-name="Option_20_Start">Available macros: %name.</text:p>
      <text:p text:style-name="Option_20_title"><text:alphabetical-index-mark-start text:id="IMark94628727979960"/>--post-command<text:alphabetical-index-mark-end text:id="IMark94628727979960"/>=&lt;command&gt;</text:p>
      <text:p text:style-name="Option_20_Start">Command to execute after a job terminated.</text:p>
      <text:p text:style-name="Option_20_Start">Available macros: %name.</text:p>
      <text:p text:style-name="Option_20_title"><text:alphabetical-index-mark-start text:id="IMark94628813625400"/>--mount<text:alphabetical-index-mark-end text:id="IMark94628813625400"/>=&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628813529896"/><text:span text:style-name="T133">--mount-command</text:span><text:alphabetical-index-mark-end text:id="IMark94628813529896"/><text:span text:style-name="T133">=&lt;command&gt;</text:span></text:p>
      <text:p text:style-name="Option_20_Start">Command to mount a device via a mount point.</text:p>
      <text:p text:style-name="Option_20_Start">Available macros: %directory</text:p>
      <text:p text:style-name="Option_20_title"><text:alphabetical-index-mark-start text:id="IMark94628789621112"/><text:span text:style-name="T133">--mount-device-command</text:span><text:alphabetical-index-mark-end text:id="IMark94628789621112"/><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628788297592"/>--unmount-command<text:alphabetical-index-mark-end text:id="IMark94628788297592"/><text:span text:style-name="T133">=&lt;command&gt;</text:span></text:p>
      <text:p text:style-name="P109">Command to <text:span text:style-name="T134">un</text:span>mount a device via a mount point.</text:p>
      <text:p text:style-name="P109">Available macros: %directory</text:p>
      <text:p text:style-name="P67"><text:alphabetical-index-mark-start text:id="IMark94628801007000"/><text:alphabetical-index-mark-start text:id="IMark94628808558552"/>--<text:span text:style-name="T204">transform</text:span><text:alphabetical-index-mark-end text:id="IMark94628808558552"/><text:alphabetical-index-mark-end text:id="IMark94628801007000"/><text:span text:style-name="T204">=&lt;pattern&gt;,&lt;text&gt;</text:span></text:p>
      <text:p text:style-name="P121"><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20">Example: --transform=/mnt/sda<text:span text:style-name="T205">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628787327608"/><text:span text:style-name="T172">--comment</text:span><text:alphabetical-index-mark-end text:id="IMark94628787327608"/><text:span text:style-name="T172">=&lt;text&gt;</text:span></text:p>
      <text:p text:style-name="Option_20_Start">Add comment to archive.</text:p>
      <text:p text:style-name="Option_20_title"><text:alphabetical-index-mark-start text:id="IMark94628815129416"/>--<text:span text:style-name="T174">info</text:span><text:alphabetical-index-mark-end text:id="IMark9462881512941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28815566760"/>--include<text:alphabetical-index-mark-end text:id="IMark94628815566760"/>=&lt;pattern&gt;, <text:alphabetical-index-mark-start text:id="IMark94628787010760"/>-#<text:alphabetical-index-mark-end text:id="IMark9462878701076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28813552264"/><text:span text:style-name="T128">--include-file-list</text:span><text:alphabetical-index-mark-end text:id="IMark94628813552264"/>=&lt;file name&gt;</text:p>
      <text:p text:style-name="P106">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628815472216"/>--include-<text:span text:style-name="T128">file </text:span>command<text:bookmark-start text:name="__DdeLink__11102_1674148630"/><text:alphabetical-index-mark-end text:id="IMark9462881547221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28813978184"/><text:span text:style-name="T128">--include-image-list</text:span><text:alphabetical-index-mark-end text:id="IMark946288139781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28801007000"/>--<text:span text:style-name="T128">include-image-command</text:span><text:alphabetical-index-mark-end text:id="IMark94628801007000"/>=<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628813933528"/>--exclude<text:alphabetical-index-mark-end text:id="IMark94628813933528"/>=&lt;pattern&gt;, <text:alphabetical-index-mark-start text:id="IMark94628786447160"/>-!<text:alphabetical-index-mark-end text:id="IMark946287864471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28808941480"/>--<text:span text:style-name="T173">exclude-list</text:span><text:alphabetical-index-mark-end text:id="IMark94628808941480"/><text:span text:style-name="T173">=&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628814693608"/>--exclude-command<text:alphabetical-index-mark-end text:id="IMark9462881469360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28813654584"/>--<text:span text:style-name="T182">storage-list</text:span><text:alphabetical-index-mark-end text:id="IMark94628813654584"/><text:span text:style-name="T182">=&lt;file name&gt;</text:span></text:p>
      <text:p text:style-name="P118">Define the name of a file from which <text:span text:style-name="T182">storage </text:span>names or simple patterns (glob pattern) are read.</text:p>
      <text:p text:style-name="Option_20_title"><text:alphabetical-index-mark-start text:id="IMark94628801007000"/>--<text:span text:style-name="T182">storage-command</text:span><text:alphabetical-index-mark-end text:id="IMark94628801007000"/><text:span text:style-name="T182">=&lt;command|script&gt;</text:span></text:p>
      <text:p text:style-name="P118">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80" text:outline-level="3"><text:bookmark-start text:name="__RefHeading__16294_1510295094"/>Incremental/Differential archives<text:bookmark-end text:name="__RefHeading__16294_1510295094"/></text:h>
      <text:p text:style-name="P56"><text:alphabetical-index-mark-start text:id="IMark94628786748136"/>--normal<text:alphabetical-index-mark-end text:id="IMark94628786748136"/></text:p>
      <text:p text:style-name="Option_20_Start">Create a normal archive. No incremental data is used or stored.</text:p>
      <text:p text:style-name="Option_20_title"><text:alphabetical-index-mark-start text:id="IMark94628814162488"/><text:span text:style-name="T24">--full</text:span><text:alphabetical-index-mark-end text:id="IMark94628814162488"/><text:span text:style-name="T24">, </text:span><text:alphabetical-index-mark-start text:id="IMark94628786447160"/><text:span text:style-name="T24">-f</text:span><text:alphabetical-index-mark-end text:id="IMark94628786447160"/></text:p>
      <text:p text:style-name="Option_20_Start">Create a full archive and store incremental data.</text:p>
      <text:p text:style-name="Option_20_title"><text:soft-page-break/><text:alphabetical-index-mark-start text:id="IMark94628789640232"/><text:span text:style-name="T24">--incremental</text:span><text:alphabetical-index-mark-end text:id="IMark94628789640232"/><text:span text:style-name="T24">, </text:span><text:alphabetical-index-mark-start text:id="IMark94628814840792"/><text:span text:style-name="T24">-i</text:span><text:alphabetical-index-mark-end text:id="IMark946288148407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628815129416"/><text:span text:style-name="T24">--incremental-list-file</text:span><text:alphabetical-index-mark-end text:id="IMark94628815129416"/><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628709173880"/>--differential<text:alphabetical-index-mark-end text:id="IMark94628709173880"/></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28786746024"/>--compress-algorithm<text:alphabetical-index-mark-end text:id="IMark94628786746024"/>, <text:alphabetical-index-mark-start text:id="IMark94628813654584"/>-z<text:alphabetical-index-mark-end text:id="IMark9462881365458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28808729560"/>--compress-min-size<text:alphabetical-index-mark-end text:id="IMark946288087295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28813460904"/>--compress-exclude<text:alphabetical-index-mark-end text:id="IMark9462881346090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28788651672"/>--<text:span text:style-name="T173">delta-source</text:span><text:alphabetical-index-mark-end text:id="IMark94628788651672"/><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28787367752"/>--crypt-algorithm<text:alphabetical-index-mark-end text:id="IMark94628787367752"/>, <text:alphabetical-index-mark-start text:id="IMark94628711993016"/>-y<text:alphabetical-index-mark-end text:id="IMark9462871199301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28808729560"/>--crypt-type<text:alphabetical-index-mark-end text:id="IMark9462880872956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28781924232"/>--crypt-password<text:alphabetical-index-mark-end text:id="IMark946287819242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28815566760"/><text:alphabetical-index-mark-start text:id="IMark94628814523848"/><text:span text:style-name="T90">--crypt-new-password</text:span><text:alphabetical-index-mark-end text:id="IMark94628814523848"/><text:alphabetical-index-mark-end text:id="IMark94628815566760"/><text:span text:style-name="T90">=&lt;password&gt;</text:span></text:p>
      <text:p text:style-name="P99"><text:span text:style-name="T90">New </text:span>crypt password phrase to use <text:span text:style-name="T171">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628812036984"/>--crypt-public-key<text:alphabetical-index-mark-end text:id="IMark94628812036984"/>=&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628804913112"/>--crypt-private-key<text:alphabetical-index-mark-end text:id="IMark94628804913112"/>=&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1" text:outline-level="3"><text:bookmark-start text:name="__RefHeading__12412_1972768539"/>Signatures<text:bookmark-end text:name="__RefHeading__12412_1972768539"/></text:h>
      <text:p text:style-name="Option_20_title"><text:alphabetical-index-mark-start text:id="IMark94628807922648"/>--signatures-public-key<text:alphabetical-index-mark-end text:id="IMark94628807922648"/>=&lt;file name&gt;</text:p>
      <text:p text:style-name="P100">Name of file with the RSA signature public key. The signature public key is used to verify the data integrity of an archive.</text:p>
      <text:p text:style-name="Option_20_title"><text:alphabetical-index-mark-start text:id="IMark94628814126808"/>--signature-private-key<text:alphabetical-index-mark-end text:id="IMark94628814126808"/>=&lt;file name&gt;</text:p>
      <text:p text:style-name="P100">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28814977592"/>--force-verify-signatures<text:alphabetical-index-mark-end text:id="IMark94628814977592"/></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628813978184"/>--skip-verify-signatures<text:alphabetical-index-mark-end text:id="IMark94628813978184"/></text:p>
      <text:p text:style-name="P129">Skip verification of signatures and do not show an error or a warning.</text:p>
      <text:p text:style-name="Option_20_title"><text:alphabetical-index-mark-start text:id="IMark94628804866552"/>--<text:span text:style-name="T111">no-signatures</text:span><text:alphabetical-index-mark-end text:id="IMark94628804866552"/></text:p>
      <text:p text:style-name="P130">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28787327608"/>--archive-part-size<text:alphabetical-index-mark-end text:id="IMark94628787327608"/>=&lt;size&gt;, <text:alphabetical-index-mark-start text:id="IMark94628814993912"/>-s<text:alphabetical-index-mark-end text:id="IMark94628814993912"/>=&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28814523848"/>--fragment-size<text:alphabetical-index-mark-end text:id="IMark9462881452384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28813529896"/>--file-write-pre-command<text:alphabetical-index-mark-end text:id="IMark946288135298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28814456728"/>--file-write-post-command<text:alphabetical-index-mark-end text:id="IMark9462881445672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28786748136"/>--ftp-login-name<text:alphabetical-index-mark-end text:id="IMark94628786748136"/>=&lt;name&gt;</text:p>
      <text:p text:style-name="Option_20_Start">Specify the general FTP login name.</text:p>
      <text:p text:style-name="Option_20_title"><text:alphabetical-index-mark-start text:id="IMark94628786591400"/>--ftp-password<text:alphabetical-index-mark-end text:id="IMark9462878659140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28781924232"/>--ftp-max-connections<text:alphabetical-index-mark-end text:id="IMark94628781924232"/>=&lt;n&gt;</text:p>
      <text:p text:style-name="Option_20_note">Specify the max. number of concurrent connections for this FTP server.</text:p>
      <text:p text:style-name="Option_20_title"><text:bookmark-end text:name="__DdeLink__10735_1674148630"/><text:alphabetical-index-mark-start text:id="IMark94628788297592"/>--ftp-write-pre-command<text:alphabetical-index-mark-end text:id="IMark94628788297592"/>=&lt;command&gt;</text:p>
      <text:p text:style-name="Option_20_Start">Command to execute before file is transmitted to FTP server.</text:p>
      <text:p text:style-name="Option_20_Start">Available macros: %file, %number.</text:p>
      <text:p text:style-name="Option_20_title"><text:alphabetical-index-mark-start text:id="IMark94628788651672"/>--ftp-write-post-command<text:alphabetical-index-mark-end text:id="IMark9462878865167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28787367752"/>--ssh-port<text:alphabetical-index-mark-end text:id="IMark94628787367752"/>=&lt;n&gt;</text:p>
      <text:p text:style-name="Option_20_Start">Specify ssh port to use. Default is 22.</text:p>
      <text:p text:style-name="Option_20_title"><text:alphabetical-index-mark-start text:id="IMark94628811918296"/>--ssh-login-name<text:alphabetical-index-mark-end text:id="IMark94628811918296"/>=&lt;name&gt;</text:p>
      <text:p text:style-name="Option_20_Start">Specify the default ssh login name.</text:p>
      <text:p text:style-name="Option_20_title"><text:alphabetical-index-mark-start text:id="IMark94628814126808"/>--ssh-password<text:alphabetical-index-mark-end text:id="IMark9462881412680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28786748136"/>--ssh-public-key<text:alphabetical-index-mark-end text:id="IMark94628786748136"/>=&lt;file name&gt;</text:p>
      <text:p text:style-name="Option_20_Start">Specify the file name with the ssh public key.</text:p>
      <text:p text:style-name="Option_20_title"><text:alphabetical-index-mark-start text:id="IMark94628787895992"/>--ssh-private-key<text:alphabetical-index-mark-end text:id="IMark9462878789599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628789640232"/>--ssh-max-connections<text:alphabetical-index-mark-end text:id="IMark94628789640232"/>=&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628815129416"/>--scp-write-pre-command<text:alphabetical-index-mark-end text:id="IMark946288151294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28711993016"/>--scp-write-post-command<text:alphabetical-index-mark-end text:id="IMark9462871199301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28811918296"/>--sftp-write-pre-command<text:alphabetical-index-mark-end text:id="IMark946288119182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28813699032"/>--sftp-write-post-command<text:alphabetical-index-mark-end text:id="IMark946288136990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628806213336"/>--webdav-login<text:alphabetical-index-mark-end text:id="IMark94628806213336"/>=&lt;name&gt;</text:p>
      <text:p text:style-name="Option_20_Start">Specify the default WebDAV login name.</text:p>
      <text:p text:style-name="Option_20_title"><text:alphabetical-index-mark-start text:id="IMark94628808941480"/>--webdav-password<text:alphabetical-index-mark-end text:id="IMark9462880894148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28727979960"/>--webdav-max-connections<text:alphabetical-index-mark-end text:id="IMark9462872797996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628813552264"/>--webdav-write-pre-command<text:alphabetical-index-mark-end text:id="IMark9462881355226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28787367752"/>--webdav-write-post-command<text:alphabetical-index-mark-end text:id="IMark9462878736775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28813505784"/>--cd-device<text:alphabetical-index-mark-end text:id="IMark94628813505784"/>=&lt;device name&gt;, <text:alphabetical-index-mark-start text:id="IMark94628711993016"/>--dvd-device<text:alphabetical-index-mark-end text:id="IMark94628711993016"/>=&lt;device name&gt;, <text:alphabetical-index-mark-start text:id="IMark94628815363496"/>--bd-device<text:alphabetical-index-mark-end text:id="IMark94628815363496"/>=&lt;device name&gt;</text:p>
      <text:p text:style-name="Option_20_Start">Default device name for creating CDs/BDs/DVDs.</text:p>
      <text:p text:style-name="Option_20_title"><text:alphabetical-index-mark-start text:id="IMark94628813933528"/>--cd-request-volume-command<text:alphabetical-index-mark-end text:id="IMark94628813933528"/>=&lt;command&gt;, <text:alphabetical-index-mark-start text:id="IMark94628813699032"/>--dvd-request-volume-command<text:alphabetical-index-mark-end text:id="IMark94628813699032"/>=&lt;command&gt;, <text:alphabetical-index-mark-start text:id="IMark94628813001544"/>--bd-request-volume-command<text:alphabetical-index-mark-end text:id="IMark946288130015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28787895992"/>--cd-unload-volume-command<text:alphabetical-index-mark-end text:id="IMark94628787895992"/>=&lt;command&gt;, <text:alphabetical-index-mark-start text:id="IMark94628808941480"/>--dvd-unload-volume-command<text:alphabetical-index-mark-end text:id="IMark94628808941480"/>=&lt;command&gt;, <text:alphabetical-index-mark-start text:id="IMark94628814535640"/>--bd-unload-volume-command<text:alphabetical-index-mark-end text:id="IMark946288145356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28815566760"/>--cd-load-volume-command<text:alphabetical-index-mark-end text:id="IMark94628815566760"/>=&lt;command&gt;, <text:alphabetical-index-mark-start text:id="IMark94628814993912"/>--dvd-load-volume-command<text:alphabetical-index-mark-end text:id="IMark94628814993912"/>=&lt;command&gt;, <text:alphabetical-index-mark-start text:id="IMark94628816306648"/>--bd-load-volume-command<text:alphabetical-index-mark-end text:id="IMark946288163066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28813654584"/>--cd-volume-size<text:alphabetical-index-mark-end text:id="IMark94628813654584"/>=<text:bookmark-start text:name="__DdeLink__5568_1180582065"/>&lt;n&gt;[<text:span text:style-name="T225">T|</text:span>G|M|K], <text:alphabetical-index-mark-start text:id="IMark94628816809944"/>--dvd-volume-size<text:alphabetical-index-mark-end text:id="IMark94628816809944"/>=&lt;n&gt;[<text:span text:style-name="T225">T|</text:span>G|M|K], <text:alphabetical-index-mark-start text:id="IMark94628807922648"/>--bd-volume-size<text:alphabetical-index-mark-end text:id="IMark94628807922648"/>=&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28807167960"/>--cd-image-pre-command<text:alphabetical-index-mark-end text:id="IMark94628807167960"/>=&lt;command&gt;, <text:alphabetical-index-mark-start text:id="IMark94628709173880"/>--dvd-image-pre-command<text:alphabetical-index-mark-end text:id="IMark94628709173880"/>=&lt;command&gt;, <text:alphabetical-index-mark-start text:id="IMark94628814303864"/>--bd-image-pre-command<text:alphabetical-index-mark-end text:id="IMark9462881430386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28813781960"/>--cd-image-post-command<text:alphabetical-index-mark-end text:id="IMark94628813781960"/>=&lt;command&gt;, <text:alphabetical-index-mark-start text:id="IMark94628788651672"/>--dvd-image-post-command<text:alphabetical-index-mark-end text:id="IMark94628788651672"/>=&lt;command&gt;, <text:alphabetical-index-mark-start text:id="IMark94628788297592"/>--bd-image-post-command<text:alphabetical-index-mark-end text:id="IMark9462878829759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28813655224"/>--cd-image-command<text:alphabetical-index-mark-end text:id="IMark94628813655224"/>=&lt;command&gt;, <text:alphabetical-index-mark-start text:id="IMark94628813686008"/>--dvd-image-command<text:alphabetical-index-mark-end text:id="IMark94628813686008"/>=&lt;command&gt;, <text:alphabetical-index-mark-start text:id="IMark94628781924232"/>--bd-image-command<text:alphabetical-index-mark-end text:id="IMark94628781924232"/>=&lt;command&gt;</text:p>
      <text:p text:style-name="Option_20_Start">Command to create a CD/DVD/BD image. Default is <text:span text:style-name="Command"><text:span text:style-name="T24">mkisofs</text:span></text:span>.</text:p>
      <text:p text:style-name="P113">Available macros: %device, %file, %image, %sectors, %number, %j, %j1.</text:p>
      <text:p text:style-name="P131"><text:span text:style-name="T143">Note:<text:tab/></text:span>%i is the number of available CPU cores, %j1 is the number of available CPU cores minus 1, but at least 1.</text:p>
      <text:p text:style-name="Option_20_title"><text:alphabetical-index-mark-start text:id="IMark94628807922648"/>--cd-ecc-pre-command<text:alphabetical-index-mark-end text:id="IMark94628807922648"/>=&lt;command&gt;, <text:alphabetical-index-mark-start text:id="IMark94628810727384"/>--dvd-ecc-pre-command<text:alphabetical-index-mark-end text:id="IMark94628810727384"/>=&lt;command&gt;, <text:alphabetical-index-mark-start text:id="IMark94628786591400"/>--bd-ecc-pre-command<text:alphabetical-index-mark-end text:id="IMark94628786591400"/>=&lt;command&gt;</text:p>
      <text:p text:style-name="Option_20_Start">Command to execute before error correction codes (ecc) are added to a CD/DVD/BD image.</text:p>
      <text:p text:style-name="Option_20_title"><text:alphabetical-index-mark-start text:id="IMark94628813978184"/>--cd-ecc-post-command<text:alphabetical-index-mark-end text:id="IMark94628813978184"/>=&lt;command&gt;, <text:alphabetical-index-mark-start text:id="IMark94628815472216"/>--dvd-ecc-post-command<text:alphabetical-index-mark-end text:id="IMark94628815472216"/>=&lt;command&gt;, <text:alphabetical-index-mark-start text:id="IMark94628814535640"/>--bd-ecc-post-command<text:alphabetical-index-mark-end text:id="IMark94628814535640"/>=&lt;command&gt;</text:p>
      <text:p text:style-name="Option_20_Start">Command to execute after error correction codes (ecc) are added to a CD/DVD/BD image.</text:p>
      <text:p text:style-name="Option_20_title"><text:alphabetical-index-mark-start text:id="IMark94628809185240"/>--cd-ecc-command<text:alphabetical-index-mark-end text:id="IMark94628809185240"/>=&lt;command&gt;, <text:alphabetical-index-mark-start text:id="IMark94628808941480"/>--dvd-ecc-command<text:alphabetical-index-mark-end text:id="IMark94628808941480"/>=&lt;command&gt;, <text:alphabetical-index-mark-start text:id="IMark94628807616984"/>--bd-ecc-command<text:alphabetical-index-mark-end text:id="IMark94628807616984"/>=&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28787895992"/><text:span text:style-name="T81">--cd‑blank-command</text:span><text:alphabetical-index-mark-end text:id="IMark94628787895992"/><text:span text:style-name="T81">=&lt;command&gt;, </text:span><text:alphabetical-index-mark-start text:id="IMark94628813433208"/><text:span text:style-name="T81">--dvd-blank-command</text:span><text:alphabetical-index-mark-end text:id="IMark94628813433208"/><text:span text:style-name="T81">=&lt;command&gt;, </text:span><text:alphabetical-index-mark-start text:id="IMark94628807081944"/><text:span text:style-name="T81">--bd-blank-command</text:span><text:alphabetical-index-mark-end text:id="IMark94628807081944"/><text:span text:style-name="T81">=&lt;command&gt;</text:span></text:p>
      <text:p text:style-name="Option_20_Start">Command to blank a CD/DVD/BD medium before writing.</text:p>
      <text:p text:style-name="Option_20_title"><text:alphabetical-index-mark-start text:id="IMark94628805963736"/>--cd-write-pre-command<text:alphabetical-index-mark-end text:id="IMark94628805963736"/>=&lt;command&gt;, <text:alphabetical-index-mark-start text:id="IMark94628787367752"/>--dvd-write-pre-command<text:alphabetical-index-mark-end text:id="IMark94628787367752"/>=&lt;command&gt;, <text:alphabetical-index-mark-start text:id="IMark94628813699032"/>--bd-write-pre-command<text:alphabetical-index-mark-end text:id="IMark94628813699032"/>=&lt;command&gt;</text:p>
      <text:p text:style-name="Option_20_Start">Command to execute before CD/DVD/BD image is written.</text:p>
      <text:p text:style-name="Option_20_title"><text:alphabetical-index-mark-start text:id="IMark94628813781960"/>--cd-write-post-command<text:alphabetical-index-mark-end text:id="IMark94628813781960"/>=&lt;command&gt;, <text:alphabetical-index-mark-start text:id="IMark94628814126808"/>--dvd-write-post-command<text:alphabetical-index-mark-end text:id="IMark94628814126808"/>=&lt;command&gt;, <text:alphabetical-index-mark-start text:id="IMark94628814693608"/>--bd-write-post-command<text:alphabetical-index-mark-end text:id="IMark94628814693608"/>=&lt;command&gt;</text:p>
      <text:p text:style-name="Option_20_Start">Command to execute after CD/DVD/BD image is written.</text:p>
      <text:p text:style-name="Option_20_title"><text:soft-page-break/><text:alphabetical-index-mark-start text:id="IMark94628815566760"/>--cd-write-command<text:alphabetical-index-mark-end text:id="IMark94628815566760"/>=&lt;command&gt;, <text:alphabetical-index-mark-start text:id="IMark94628808941480"/>--dvd-write-command<text:alphabetical-index-mark-end text:id="IMark94628808941480"/>=&lt;command&gt;, <text:alphabetical-index-mark-start text:id="IMark94628807616984"/>--bd-write-command<text:alphabetical-index-mark-end text:id="IMark94628807616984"/>=&lt;command&gt;</text:p>
      <text:p text:style-name="Option_20_Start">Command to write on CD/DVD/BD.</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28813978184"/>--cd-write-image-command<text:alphabetical-index-mark-end text:id="IMark94628813978184"/>=&lt;command&gt;, <text:alphabetical-index-mark-start text:id="IMark94628815129416"/>--dvd-write-image-command<text:alphabetical-index-mark-end text:id="IMark94628815129416"/>=&lt;command&gt;, <text:alphabetical-index-mark-start text:id="IMark94628813433208"/>--bd-write-image-command<text:alphabetical-index-mark-end text:id="IMark94628813433208"/>=&lt;command&gt;</text:p>
      <text:p text:style-name="Option_20_Start">Command to write a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28787791144"/>--device<text:alphabetical-index-mark-end text:id="IMark94628787791144"/>=&lt;device name&gt;</text:p>
      <text:p text:style-name="Option_20_Start">Specify default device name.</text:p>
      <text:p text:style-name="Option_20_title"><text:alphabetical-index-mark-start text:id="IMark94628813529896"/>--device-request-volume-command<text:alphabetical-index-mark-end text:id="IMark94628813529896"/>=&lt;command&gt;</text:p>
      <text:p text:style-name="Option_20_Start">Command to request new volume for device.</text:p>
      <text:p text:style-name="Option_20_title"><text:alphabetical-index-mark-start text:id="IMark94628813625208"/>--device-load-volume-command<text:alphabetical-index-mark-end text:id="IMark94628813625208"/>=&lt;command&gt;</text:p>
      <text:p text:style-name="Option_20_Start">Command to load volume for device.</text:p>
      <text:p text:style-name="Option_20_title"><text:alphabetical-index-mark-start text:id="IMark94628727979960"/>--device-unload-volume-command<text:alphabetical-index-mark-end text:id="IMark94628727979960"/>=&lt;command&gt;</text:p>
      <text:p text:style-name="Option_20_Start">Command to unload volume from device.</text:p>
      <text:p text:style-name="Option_20_title"><text:alphabetical-index-mark-start text:id="IMark94628814977736"/>--device-volume-size<text:alphabetical-index-mark-end text:id="IMark94628814977736"/>=&lt;size&gt;</text:p>
      <text:p text:style-name="P94">Device volume size.<text:bookmark text:name="__DdeLink__5570_1180582065"/></text:p>
      <text:p text:style-name="Option_20_title"><text:alphabetical-index-mark-start text:id="IMark94628788297592"/>--device-image-pre-command<text:alphabetical-index-mark-end text:id="IMark94628788297592"/>=&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809185240"/>--device-image-post-command<text:alphabetical-index-mark-end text:id="IMark94628809185240"/>=&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soft-page-break/><text:alphabetical-index-mark-start text:id="IMark94628813686008"/>--device-image-command<text:alphabetical-index-mark-end text:id="IMark94628813686008"/>=&lt;command&gt;</text:p>
      <text:p text:style-name="Option_20_Start">Command to create a device image.</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815129416"/>--device-ecc-pre-command<text:alphabetical-index-mark-end text:id="IMark946288151294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28801007000"/>--device-ecc-post-command<text:alphabetical-index-mark-end text:id="IMark946288010070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28787367752"/>--device-ecc-command<text:alphabetical-index-mark-end text:id="IMark94628787367752"/>=&lt;command&gt;</text:p>
      <text:p text:style-name="Option_20_Start">Command to added error correction codes (ecc) to a device image.</text:p>
      <text:p text:style-name="Option_20_Start">Note: Still not implemented!</text:p>
      <text:p text:style-name="Option_20_title"><text:alphabetical-index-mark-start text:id="IMark94628814585320"/>--device-blank-command<text:alphabetical-index-mark-end text:id="IMark94628814585320"/>=&lt;command&gt;</text:p>
      <text:p text:style-name="Option_20_Start">Command to blank a device medium before writing.</text:p>
      <text:p text:style-name="Option_20_title"><text:alphabetical-index-mark-start text:id="IMark94628815472216"/>--device-write-pre-command<text:alphabetical-index-mark-end text:id="IMark94628815472216"/>=&lt;command&gt;</text:p>
      <text:p text:style-name="Option_20_Start">Command to execute before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786447160"/>--device-write-post-command<text:alphabetical-index-mark-end text:id="IMark94628786447160"/>=&lt;command&gt;</text:p>
      <text:p text:style-name="Option_20_Start">Command to execute after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28814456728"/>--device-write-command<text:alphabetical-index-mark-end text:id="IMark94628814456728"/>=&lt;command&gt;</text:p>
      <text:p text:style-name="Option_20_Start">Command to write a device image.</text:p>
      <text:p text:style-name="P112">Available macros: %device, %file, %image, %number, %j, %j1.</text:p>
      <text:p text:style-name="P132"><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28816827112"/>--directory-strip<text:alphabetical-index-mark-end text:id="IMark94628816827112"/>=&lt;n&gt;, <text:alphabetical-index-mark-start text:id="IMark94628789621112"/>-p<text:alphabetical-index-mark-end text:id="IMark94628789621112"/>=&lt;n&gt;</text:p>
      <text:p text:style-name="Option_20_Start">Strip specified number of directory levels from file names of restored files.</text:p>
      <text:p text:style-name="Option_20_title"><text:soft-page-break/><text:alphabetical-index-mark-start text:id="IMark94628816827112"/>--destination<text:alphabetical-index-mark-end text:id="IMark94628816827112"/>=&lt;path&gt;</text:p>
      <text:p text:style-name="Option_20_Start">Restore files into specified path.</text:p>
      <text:p text:style-name="Option_20_title"><text:alphabetical-index-mark-start text:id="IMark94628807081944"/>--owner<text:alphabetical-index-mark-end text:id="IMark94628807081944"/>=&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628813001544"/>--<text:span text:style-name="T179">permissions</text:span><text:alphabetical-index-mark-end text:id="IMark94628813001544"/><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628814840792"/>--<text:span text:style-name="T207">sparse</text:span><text:alphabetical-index-mark-end text:id="IMark94628814840792"/></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28815566760"/>--daemon<text:alphabetical-index-mark-end text:id="IMark94628815566760"/></text:p>
      <text:p text:style-name="Option_20_Start">Run <text:span text:style-name="Name">BAR</text:span> in daemon mode (as a server).</text:p>
      <text:p text:style-name="Option_20_title"><text:alphabetical-index-mark-start text:id="IMark94628786447160"/>--no-detach<text:alphabetical-index-mark-end text:id="IMark94628786447160"/>, <text:alphabetical-index-mark-start text:id="IMark94628814977736"/>-D<text:alphabetical-index-mark-end text:id="IMark94628814977736"/></text:p>
      <text:p text:style-name="Option_20_Start">Do not detach process when running in daemon mode.</text:p>
      <text:p text:style-name="Option_20_title"><text:alphabetical-index-mark-start text:id="IMark94628815566760"/>--server-port<text:alphabetical-index-mark-end text:id="IMark94628815566760"/>=&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628809185240"/>--server-tls-port<text:alphabetical-index-mark-end text:id="IMark94628809185240"/>=&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628814993912"/>--server-ca-file<text:alphabetical-index-mark-end text:id="IMark9462881499391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628804866552"/>--server-cert-file<text:alphabetical-index-mark-end text:id="IMark94628804866552"/>=&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628810727384"/>--server-key-file<text:alphabetical-index-mark-end text:id="IMark94628810727384"/>=&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628786746024"/>--server-password<text:alphabetical-index-mark-end text:id="IMark9462878674602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628727979960"/>--<text:span text:style-name="T181">server-max-connections</text:span><text:alphabetical-index-mark-end text:id="IMark94628727979960"/><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628789640232"/>--<text:span text:style-name="T181">server-mode</text:span><text:alphabetical-index-mark-end text:id="IMark94628789640232"/><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28815363496"/>--jobs-directory<text:alphabetical-index-mark-end text:id="IMark94628815363496"/>=&lt;path name&gt;</text:p>
      <text:p text:style-name="Option_20_Start">Specify jobs directory. Default is: <text:span text:style-name="Filename"><text:span text:style-name="T24">/etc/bar/jobs</text:span></text:span>.</text:p>
      <text:p text:style-name="Option_20_title"><text:alphabetical-index-mark-start text:id="IMark94628789621112"/>--nice-level<text:alphabetical-index-mark-end text:id="IMark94628789621112"/>=&lt;n&gt;</text:p>
      <text:p text:style-name="Option_20_Start">Specify the nice-level the server should run. On Linux the nice level may be 0 (not nice) to 19 (very nice).</text:p>
      <text:p text:style-name="Option_20_title"><text:alphabetical-index-mark-start text:id="IMark94628815129416"/>--max-band-width<text:alphabetical-index-mark-end text:id="IMark94628815129416"/>=<text:bookmark-start text:name="__DdeLink__6150_796675737"/><text:bookmark-start text:name="__DdeLink__6154_796675737"/>(<text:bookmark-start text:name="__DdeLink__6739_1880764394"/>&lt;n&gt;[<text:span text:style-name="T225">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12359541" text:style-name="L11">
        <text:list-item>
          <text:p text:style-name="P209"><text:bookmark-start text:name="__DdeLink__7433_664228686"/>year: four digit year</text:p>
        </text:list-item>
        <text:list-item>
          <text:p text:style-name="P209">month: 1..12 or names Jan, Feb, Mar, Apr, May, Jun, Jul, Aug, Sept, Oct, Nov, Dec</text:p>
        </text:list-item>
        <text:list-item>
          <text:p text:style-name="P209">day: 1..31</text:p>
        </text:list-item>
        <text:list-item>
          <text:p text:style-name="P209">week day names: Mon, Tue, Wed, Thu, Fri, Sat, Sun</text:p>
        </text:list-item>
        <text:list-item>
          <text:p text:style-name="P209">hour: 00..23</text:p>
        </text:list-item>
        <text:list-item>
          <text:p text:style-name="P20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628816306648"/>--remote-bar-executable<text:alphabetical-index-mark-end text:id="IMark9462881630664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628711993016"/>--index-database<text:alphabetical-index-mark-end text:id="IMark94628711993016"/>=<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628789621112"/>--index-database-auto-update<text:alphabetical-index-mark-end text:id="IMark94628789621112"/></text:p>
      <text:p text:style-name="Option_20_Start">Enable automatically update index database with archives found on the file system or some remote server.</text:p>
      <text:p text:style-name="Option_20_title"><text:alphabetical-index-mark-start text:id="IMark94628811888600"/>--index-database-max-band-width<text:alphabetical-index-mark-end text:id="IMark94628811888600"/>=(<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343602402914" text:continue-list="list3134247485486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28789640232"/>--index-database-keep-time<text:alphabetical-index-mark-end text:id="IMark9462878964023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28709131736"/>--no-index-database<text:alphabetical-index-mark-end text:id="IMark94628709131736"/></text:p>
      <text:p text:style-name="Option_20_Start">Do not store index database for created archives.</text:p>
      <text:h text:style-name="P182" text:outline-level="3"><text:bookmark-start text:name="__RefHeading__10437_873480820"/><text:span text:style-name="T43">Continuous</text:span> database<text:bookmark-end text:name="__RefHeading__10437_873480820"/></text:h>
      <text:p text:style-name="Option_20_title"><text:alphabetical-index-mark-start text:id="IMark94628811888600"/>--<text:span text:style-name="T43">continuous-database</text:span><text:alphabetical-index-mark-end text:id="IMark94628811888600"/><text:span text:style-name="T43">=&lt;file name&gt;</text:span></text:p>
      <text:p text:style-name="P94">Specify the file name of the internal <text:span text:style-name="T43">continuous</text:span> database. Default is <text:span text:style-name="T43">empty to keep the database file in memory only.</text:span></text:p>
      <text:p text:style-name="Option_20_title"><text:alphabetical-index-mark-start text:id="IMark94628813686008"/><text:span text:style-name="T43">--continuous-max-size</text:span><text:alphabetical-index-mark-end text:id="IMark94628813686008"/><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628806213336"/><text:span text:style-name="T126">--continuous-min-time-delta</text:span><text:alphabetical-index-mark-end text:id="IMark94628806213336"/><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28782807352"/>--log<text:alphabetical-index-mark-end text:id="IMark9462878280735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28814693608"/>--log-file<text:alphabetical-index-mark-end text:id="IMark94628814693608"/>=&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34">Note:<text:tab/>The log file is closed and reopened every 10min to support log file rotation. By sending signal SIGUSR1 the log file can be closed and reopened at any time.</text:p>
      <text:p text:style-name="Option_20_title"><text:alphabetical-index-mark-start text:id="IMark94628814303864"/>--<text:span text:style-name="T174">log-format</text:span><text:alphabetical-index-mark-end text:id="IMark94628814303864"/><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28814456728"/>--log-post-command<text:alphabetical-index-mark-end text:id="IMark946288144567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28813552264"/>--config<text:alphabetical-index-mark-end text:id="IMark94628813552264"/>=&lt;file name&gt;</text:p>
      <text:p text:style-name="Option_20_Start">Read configuration from the specified file.</text:p>
      <text:p text:style-name="Option_20_title"><text:soft-page-break/><text:alphabetical-index-mark-start text:id="IMark94628709173880"/>--<text:span text:style-name="T207">save-configuration</text:span><text:alphabetical-index-mark-end text:id="IMark94628709173880"/><text:span text:style-name="T207">=&lt;file name&gt;</text:span></text:p>
      <text:p text:style-name="Option_20_Start">Format and save configuration to the specified file.</text:p>
      <text:p text:style-name="Option_20_title"><text:alphabetical-index-mark-start text:id="IMark94628806213336"/>--tmp-directory<text:alphabetical-index-mark-end text:id="IMark94628806213336"/>=&lt;path&gt;</text:p>
      <text:p text:style-name="Option_20_Start">Use the specified directory for temporary files.</text:p>
      <text:p text:style-name="Option_20_title"><text:alphabetical-index-mark-start text:id="IMark94628805963736"/>--max-tmp-size<text:alphabetical-index-mark-end text:id="IMark94628805963736"/>=&lt;size&gt;</text:p>
      <text:p text:style-name="P94">Use max. specified size for temporary files. If the space is occupied pause creating new <text:span text:style-name="T98">storage </text:span>files.</text:p>
      <text:p text:style-name="Option_20_note">Note: only temporary storage files are taken into account!</text:p>
      <text:p text:style-name="P63"><text:alphabetical-index-mark-start text:id="IMark94628814162488"/>--max-storage-size<text:alphabetical-index-mark-end text:id="IMark94628814162488"/>=&lt;size&gt;</text:p>
      <text:p text:style-name="Option_20_Start">Specify the max. size in bytes to use for storage. <text:span text:style-name="T176">If the storage size is exceeded older archives are deleted.</text:span></text:p>
      <text:p text:style-name="Option_20_title"><text:alphabetical-index-mark-start text:id="IMark94628813959752"/>--<text:span text:style-name="T178">max-threads</text:span><text:alphabetical-index-mark-end text:id="IMark94628813959752"/><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628814977592"/>--directory<text:alphabetical-index-mark-end text:id="IMark94628814977592"/>=&lt;path&gt;, <text:alphabetical-index-mark-start text:id="IMark94628728258520"/>-C<text:alphabetical-index-mark-end text:id="IMark94628728258520"/>=&lt;path&gt;</text:p>
      <text:p text:style-name="Option_20_Start">Change to directory.</text:p>
      <text:p text:style-name="P60"><text:alphabetical-index-mark-start text:id="IMark94628787084408"/>--jobs-directory<text:alphabetical-index-mark-end text:id="IMark94628787084408"/>=&lt;path name&gt;</text:p>
      <text:p text:style-name="P101">Specify jobs directory. Default is: <text:span text:style-name="Filename"><text:span text:style-name="T24">/etc/bar/jobs</text:span></text:span>.</text:p>
      <text:p text:style-name="P60"><text:alphabetical-index-mark-start text:id="IMark94628811888600"/>--<text:span text:style-name="T120">incremental-data</text:span>-directory<text:alphabetical-index-mark-end text:id="IMark94628811888600"/>=&lt;path name&gt;</text:p>
      <text:p text:style-name="P101">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4"><text:alphabetical-index-mark-start text:id="IMark94628786591400"/>--mount<text:alphabetical-index-mark-end text:id="IMark94628786591400"/>=&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28813933528"/>--pid-file<text:alphabetical-index-mark-end text:id="IMark9462881393352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28813529896"/>--<text:span text:style-name="T94">pairing-master-file</text:span><text:alphabetical-index-mark-end text:id="IMark94628813529896"/><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628813379944"/>--<text:span text:style-name="T179">pattern-type</text:span><text:alphabetical-index-mark-end text:id="IMark94628813379944"/><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28813978184"/>--group<text:alphabetical-index-mark-end text:id="IMark94628813978184"/>, <text:alphabetical-index-mark-start text:id="IMark94628815069144"/>-g<text:alphabetical-index-mark-end text:id="IMark94628815069144"/></text:p>
      <text:p text:style-name="Option_20_Start">Group files when listing archive content. </text:p>
      <text:p text:style-name="Option_20_title"><text:alphabetical-index-mark-start text:id="IMark94628814977592"/>--all<text:alphabetical-index-mark-end text:id="IMark94628814977592"/></text:p>
      <text:p text:style-name="Option_20_Start">Show all files, not only the newest version of a file when listing archive content.</text:p>
      <text:p text:style-name="Option_20_title"><text:alphabetical-index-mark-start text:id="IMark94628787327608"/>--long-format<text:alphabetical-index-mark-end text:id="IMark94628787327608"/>, <text:alphabetical-index-mark-start text:id="IMark94628816809944"/>-L<text:alphabetical-index-mark-end text:id="IMark94628816809944"/></text:p>
      <text:p text:style-name="Option_20_Start">Use long output format when listing archive content.</text:p>
      <text:p text:style-name="Option_20_title"><text:alphabetical-index-mark-start text:id="IMark94628811888600"/>--human-format<text:alphabetical-index-mark-end text:id="IMark94628811888600"/>, <text:alphabetical-index-mark-start text:id="IMark94628781924232"/>-H<text:alphabetical-index-mark-end text:id="IMark94628781924232"/></text:p>
      <text:p text:style-name="Option_20_Start">Print sizes in human readable format (number and unit) instead of bytes.</text:p>
      <text:p text:style-name="Option_20_title"><text:alphabetical-index-mark-start text:id="IMark94628813001544"/>--numeric-uid-gid<text:alphabetical-index-mark-end text:id="IMark94628813001544"/></text:p>
      <text:p text:style-name="Option_20_Start">Print user/group ids as numbers instead resolved names.</text:p>
      <text:p text:style-name="Option_20_title"><text:alphabetical-index-mark-start text:id="IMark94628786591400"/>--numeric-permission<text:alphabetical-index-mark-end text:id="IMark94628786591400"/></text:p>
      <text:p text:style-name="Option_20_Start">Print file/directory permissions as octal numbers instead of permission text flags.</text:p>
      <text:p text:style-name="Option_20_title"><text:alphabetical-index-mark-start text:id="IMark94628709131736"/>--no-header-footer<text:alphabetical-index-mark-end text:id="IMark94628709131736"/></text:p>
      <text:p text:style-name="Option_20_Start">Suppress output of header/footer when listing archive content.</text:p>
      <text:p text:style-name="Option_20_title"><text:alphabetical-index-mark-start text:id="IMark94628711993016"/>--delete-old-archive-files<text:alphabetical-index-mark-end text:id="IMark94628711993016"/></text:p>
      <text:p text:style-name="Option_20_Start">Delete all old archive files after creating new archive files.</text:p>
      <text:p text:style-name="Option_20_title"><text:alphabetical-index-mark-start text:id="IMark94628813001544"/>--ignore-no-backup-file<text:alphabetical-index-mark-end text:id="IMark94628813001544"/></text:p>
      <text:p text:style-name="Option_20_Start">Ignore <text:span text:style-name="Filename">.nobackup</text:span>/<text:span text:style-name="Filename">.NOBACKUP</text:span> file and store directories containing this file, too.</text:p>
      <text:p text:style-name="Option_20_title"><text:alphabetical-index-mark-start text:id="IMark94628782807352"/>--ignore-no-dump<text:alphabetical-index-mark-end text:id="IMark9462878280735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28805963736"/>--skip-unreadable <text:alphabetical-index-mark-end text:id="IMark94628805963736"/></text:p>
      <text:p text:style-name="Option_20_Start">Skip unreadable files instead of reporting an error.</text:p>
      <text:p text:style-name="Option_20_title"><text:alphabetical-index-mark-start text:id="IMark94628813933528"/>--force-delta-compression<text:alphabetical-index-mark-end text:id="IMark94628813933528"/></text:p>
      <text:p text:style-name="Option_20_Start">Enable forced delta compression. If no delta compression can be used an error is reported instead of a warning only.</text:p>
      <text:p text:style-name="Option_20_title"><text:alphabetical-index-mark-start text:id="IMark94628808729560"/>--raw-images<text:alphabetical-index-mark-end text:id="IMark946288087295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28806213336"/>--no-fragments-check<text:alphabetical-index-mark-end text:id="IMark94628806213336"/></text:p>
      <text:p text:style-name="Option_20_Start">Do not check if a fragmented file is complete.</text:p>
      <text:p text:style-name="Option_20_title"><text:alphabetical-index-mark-start text:id="IMark94628801007000"/>--archive-file-mode<text:alphabetical-index-mark-end text:id="IMark946288010070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628813654584"/>--overwrite-archive-files<text:alphabetical-index-mark-end text:id="IMark94628813654584"/>, <text:alphabetical-index-mark-start text:id="IMark94628788297592"/>-o<text:alphabetical-index-mark-end text:id="IMark94628788297592"/></text:p>
      <text:p text:style-name="P122">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628814693608"/>--<text:span text:style-name="T180">restore-entry-mode</text:span><text:alphabetical-index-mark-end text:id="IMark94628814693608"/><text:span text:style-name="T180">=stop|rename|overwrite</text:span></text:p>
      <text:p text:style-name="P117">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628815129416"/>--overwrite-files<text:alphabetical-index-mark-end text:id="IMark94628815129416"/></text:p>
      <text:p text:style-name="Option_20_Start">Overwrite existing files when restoring files instead of reporting an error.</text:p>
      <text:p text:style-name="Option_20_title"><text:alphabetical-index-mark-start text:id="IMark94628813552264"/>--<text:span text:style-name="T224">test-created-archives</text:span><text:alphabetical-index-mark-end text:id="IMark94628813552264"/></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28709173880"/>--wait-first-volume<text:alphabetical-index-mark-end text:id="IMark9462870917388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28813699032"/>--dry-run<text:alphabetical-index-mark-end text:id="IMark946288136990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28809226120"/>--no-storage<text:alphabetical-index-mark-end text:id="IMark946288092261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28813781960"/>--no-bar-on-medium<text:alphabetical-index-mark-end text:id="IMark9462881378196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628814535640"/>--no-stop-on-error<text:alphabetical-index-mark-end text:id="IMark94628814535640"/></text:p>
      <text:p text:style-name="Option_20_Start">Do not store operation when an error oc<text:span text:style-name="T121">c</text:span>ur. Try to continue with remaining restore.</text:p>
      <text:p text:style-name="Option_20_title"><text:alphabetical-index-mark-start text:id="IMark94628806213336"/>‑‑<text:span text:style-name="T226">no-stop-on-owner-error</text:span><text:alphabetical-index-mark-end text:id="IMark94628806213336"/></text:p>
      <text:p text:style-name="P103">Do not store operation when an <text:span text:style-name="T226">owner </text:span>error occur. Try to continue with remaining restore.</text:p>
      <text:p text:style-name="P135"><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4628813571496"/>--no-stop-on-attribute-error<text:alphabetical-index-mark-end text:id="IMark94628813571496"/></text:p>
      <text:p text:style-name="P102">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4628814162488"/>--no-default-config<text:alphabetical-index-mark-end text:id="IMark94628814162488"/></text:p>
      <text:p text:style-name="Option_20_Start">Do not read personal configuration file <text:span text:style-name="Filename"><text:span text:style-name="T24">~/.bar/bar.cfg</text:span></text:span><text:span text:style-name="T1">.</text:span></text:p>
      <text:p text:style-name="Option_20_title"><text:alphabetical-index-mark-start text:id="IMark94628788297592"/><text:span text:style-name="T1">--</text:span><text:span text:style-name="T5">volume-size</text:span><text:alphabetical-index-mark-end text:id="IMark94628788297592"/><text:span text:style-name="T1">=</text:span>&lt;n&gt;[<text:span text:style-name="T225">T|</text:span>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28786447160"/>--ecc<text:alphabetical-index-mark-end text:id="IMark94628786447160"/></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628813505784"/>--always-create-image<text:alphabetical-index-mark-end text:id="IMark94628813505784"/></text:p>
      <text:p text:style-name="Option_20_Start">Enable always generate an image file for CDs/DVDs/BDs or devices. Usually image files are only generated when error correction codes should be added.</text:p>
      <text:p text:style-name="P59"><text:alphabetical-index-mark-start text:id="IMark94628812036984"/>--blank<text:alphabetical-index-mark-end text:id="IMark94628812036984"/></text:p>
      <text:p text:style-name="Option_20_Start">Blank CD/DVD/BD medium before writing.</text:p>
      <text:p text:style-name="Option_20_title"><text:alphabetical-index-mark-start text:id="IMark94628808941480"/><text:alphabetical-index-mark-start text:id="IMark94628786447160"/>--quiet<text:alphabetical-index-mark-end text:id="IMark94628786447160"/><text:alphabetical-index-mark-end text:id="IMark94628808941480"/></text:p>
      <text:p text:style-name="Option_20_Start">Be quiet and suppress any output.</text:p>
      <text:p text:style-name="Option_20_title"><text:alphabetical-index-mark-start text:id="IMark94628813505784"/>--verbose<text:alphabetical-index-mark-end text:id="IMark9462881350578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628808729560"/>--version<text:alphabetical-index-mark-end text:id="IMark94628808729560"/></text:p>
      <text:p text:style-name="Option_20_Start">Output version of <text:span text:style-name="Name">BAR</text:span>.</text:p>
      <text:p text:style-name="Option_20_title"><text:alphabetical-index-mark-start text:id="IMark94628801007000"/>--help<text:alphabetical-index-mark-end text:id="IMark94628801007000"/>, <text:alphabetical-index-mark-start text:id="IMark94628813933528"/>-h<text:alphabetical-index-mark-end text:id="IMark94628813933528"/></text:p>
      <text:p text:style-name="Option_20_Start">Output help to options.</text:p>
      <text:p text:style-name="Option_20_title"><text:alphabetical-index-mark-start text:id="IMark94628808729560"/>--xhelp<text:alphabetical-index-mark-end text:id="IMark94628808729560"/></text:p>
      <text:p text:style-name="Option_20_Start">Output help to extended options.</text:p>
      <text:p text:style-name="Option_20_title"><text:alphabetical-index-mark-start text:id="IMark94628813625208"/>--help-internal<text:alphabetical-index-mark-end text:id="IMark946288136252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28808729560"/>UUID<text:alphabetical-index-mark-end text:id="IMark94628808729560"/>=&lt;uuid&gt;</text:p>
      <text:p text:style-name="Option_20_Start">An unique universal identifier for the job. The UUID is created once when the job is created.</text:p>
      <text:p text:style-name="Option_20_title"><text:alphabetical-index-mark-start text:id="IMark94628787895992"/>archive-name<text:alphabetical-index-mark-end text:id="IMark94628787895992"/>=&lt;name&gt;</text:p>
      <text:p text:style-name="Option_20_Start">Specify the archive name. Usually this configuration entry is only found in job files.</text:p>
      <text:p text:style-name="Option_20_title"><text:alphabetical-index-mark-start text:id="IMark94628728211672"/>archive-type<text:alphabetical-index-mark-end text:id="IMark94628728211672"/>=normal|full|incremental|differential</text:p>
      <text:p text:style-name="Option_20_Start">Specify the archive type to create. Usually this configuration entry is only found in job files.</text:p>
      <text:p text:style-name="Option_20_title"><text:alphabetical-index-mark-start text:id="IMark94628787327608"/>crypt-password-mode<text:alphabetical-index-mark-end text:id="IMark94628787327608"/>=default|ask|config</text:p>
      <text:p text:style-name="Option_20_Start">Specify the password mode. Usually this configuration entry is only found in job files.</text:p>
      <text:p text:style-name="Option_20_title"><text:alphabetical-index-mark-start text:id="IMark94628814840792"/>include-file<text:alphabetical-index-mark-end text:id="IMark94628814840792"/>=&lt;pattern&gt;</text:p>
      <text:p text:style-name="Option_20_Start">Include matching entries into the created archive.</text:p>
      <text:p text:style-name="Option_20_title"><text:alphabetical-index-mark-start text:id="IMark94628813699032"/>include-file-list<text:alphabetical-index-mark-end text:id="IMark94628813699032"/>=&lt;file name&gt;</text:p>
      <text:p text:style-name="P104">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628709173880"/>include-file-command<text:alphabetical-index-mark-end text:id="IMark9462870917388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28813654584"/>include-image<text:alphabetical-index-mark-end text:id="IMark94628813654584"/>=&lt;pattern&gt;</text:p>
      <text:p text:style-name="Option_20_Start">Include matching devices as disk images into the created archive.</text:p>
      <text:p text:style-name="Option_20_title"><text:alphabetical-index-mark-start text:id="IMark94628814977592"/>include-<text:span text:style-name="T127">image</text:span>-list<text:alphabetical-index-mark-end text:id="IMark94628814977592"/>=&lt;file name&gt;</text:p>
      <text:p text:style-name="P105">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628815593928"/>include-image-command<text:alphabetical-index-mark-end text:id="IMark9462881559392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28728211672"/>exclude<text:alphabetical-index-mark-end text:id="IMark9462872821167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28787327608"/><text:span text:style-name="T127">exclude</text:span>-list<text:alphabetical-index-mark-end text:id="IMark94628787327608"/>=&lt;file name&gt;</text:p>
      <text:p text:style-name="P105">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628807081944"/>exclude-command<text:alphabetical-index-mark-end text:id="IMark9462880708194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31342574871795" text:continue-list="list3112359541" text:style-name="L11">
        <text:list-item>
          <text:p text:style-name="P170">month names: Jan, Feb, Mar, Apr, May, Jun, Jul, Aug, Sept, Oct, Nov, Dec</text:p>
        </text:list-item>
        <text:list-item>
          <text:p text:style-name="P17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4">begin</text:span> = &lt;time&gt;</text:p>
      <text:p text:style-name="P153"><text:span text:style-name="T194">end</text:span> = &lt;time&gt;</text:p>
      <text:p text:style-name="P38">The date string must have the following structure:</text:p>
      <text:p text:style-name="P154">&lt;year|*&gt;-&lt;month|*&gt;-&lt;day|*&gt;</text:p>
      <text:p text:style-name="P38">The week days string must have the following structure:</text:p>
      <text:p text:style-name="P154">&lt;day&gt;,...|*</text:p>
      <text:p text:style-name="P38">The time string must have the following structure:</text:p>
      <text:p text:style-name="P154">&lt;hour|*&gt;:&lt;minute|*&gt;</text:p>
      <text:p text:style-name="P119">with</text:p>
      <text:list xml:id="list31342380184786" text:continue-numbering="true" text:style-name="L11">
        <text:list-item>
          <text:p text:style-name="P171">month names: Jan, Feb, Mar, Apr, May, Jun, Jul, Aug, Sept, Oct, Nov, Dec</text:p>
        </text:list-item>
        <text:list-item>
          <text:p text:style-name="P171">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628788297592"/><text:alphabetical-index-mark-start text:id="IMark94628810727384"/>--port<text:alphabetical-index-mark-end text:id="IMark94628810727384"/><text:alphabetical-index-mark-end text:id="IMark94628788297592"/>=&lt;n&gt;, <text:alphabetical-index-mark-start text:id="IMark94628813529896"/><text:alphabetical-index-mark-start text:id="IMark94628805580392"/>-p<text:alphabetical-index-mark-end text:id="IMark94628805580392"/><text:alphabetical-index-mark-end text:id="IMark94628813529896"/>=&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628806213336"/><text:alphabetical-index-mark-start text:id="IMark94628804866552"/>--tls-port<text:alphabetical-index-mark-end text:id="IMark94628804866552"/><text:alphabetical-index-mark-end text:id="IMark94628806213336"/>=&lt;n&gt;</text:p>
      <text:p text:style-name="Option_20_Start">TLS server port. Default is: 38524.</text:p>
      <text:p text:style-name="Option_20_title"><text:alphabetical-index-mark-start text:id="IMark94628814906888"/>--password<text:alphabetical-index-mark-end text:id="IMark9462881490688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28804913112"/>--login-dialog<text:alphabetical-index-mark-end text:id="IMark94628804913112"/></text:p>
      <text:p text:style-name="Option_20_Start">Force to open the login dialog.</text:p>
      <text:p text:style-name="Option_20_title"><text:alphabetical-index-mark-start text:id="IMark94628813571496"/><text:span text:style-name="T137">--ca-file</text:span><text:alphabetical-index-mark-end text:id="IMark94628813571496"/><text:span text:style-name="T137">=&lt;file name&gt;</text:span></text:p>
      <text:p text:style-name="P110"><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628814162488"/><text:span text:style-name="T137">--cert-file</text:span><text:alphabetical-index-mark-end text:id="IMark94628814162488"/><text:span text:style-name="T137">=&lt;file name&gt;</text:span></text:p>
      <text:p text:style-name="P111"><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628781924232"/><text:alphabetical-index-mark-start text:id="IMark94628788180888"/>--key-file<text:alphabetical-index-mark-end text:id="IMark94628788180888"/><text:alphabetical-index-mark-end text:id="IMark94628781924232"/>=&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628814586184"/><text:span text:style-name="Filename"><text:span text:style-name="T5">--</text:span></text:span><text:span text:style-name="Filename"><text:span text:style-name="T10">force-ssl</text:span></text:span><text:alphabetical-index-mark-end text:id="IMark94628814586184"/></text:p>
      <text:p text:style-name="Option_20_Start"><text:span text:style-name="Filename"><text:span text:style-name="T85">Force SSL connection</text:span></text:span></text:p>
      <text:p text:style-name="Option_20_title"><text:soft-page-break/><text:alphabetical-index-mark-start text:id="IMark94628814126808"/>--select-job<text:alphabetical-index-mark-end text:id="IMark94628814126808"/>=&lt;name&gt;</text:p>
      <text:p text:style-name="Option_20_Start">Select a job in the status tab.</text:p>
      <text:p text:style-name="Option_20_title"><text:alphabetical-index-mark-start text:id="IMark94628809185240"/><text:alphabetical-index-mark-start text:id="IMark94628813933528"/>--job<text:alphabetical-index-mark-end text:id="IMark94628813933528"/><text:alphabetical-index-mark-end text:id="IMark94628809185240"/>=&lt;name&gt;, <text:alphabetical-index-mark-start text:id="IMark94628816306648"/><text:alphabetical-index-mark-start text:id="IMark94628728258520"/>-j<text:alphabetical-index-mark-end text:id="IMark94628728258520"/><text:alphabetical-index-mark-end text:id="IMark94628816306648"/>=&lt;name&gt;</text:p>
      <text:p text:style-name="P95">Start execution of job &lt;name&gt; and terminate <text:span text:style-name="Command"><text:span text:style-name="T45">BARC</text:span></text:span><text:span text:style-name="Command">ontrol</text:span>.</text:p>
      <text:p text:style-name="Option_20_title"><text:alphabetical-index-mark-start text:id="IMark94628805631432"/>--archive-type<text:alphabetical-index-mark-end text:id="IMark94628805631432"/>=&lt;mode&gt;</text:p>
      <text:p text:style-name="Option_20_Start">Set job mode: normal, full, incremental, differential. Default is: normal.</text:p>
      <text:p text:style-name="Option_20_title"><text:alphabetical-index-mark-start text:id="IMark94628815069144"/><text:alphabetical-index-mark-start text:id="IMark94628814348680"/>--abort<text:alphabetical-index-mark-end text:id="IMark94628814348680"/><text:alphabetical-index-mark-end text:id="IMark94628815069144"/>=&lt;name&gt;</text:p>
      <text:p text:style-name="P95">Abort execution of job &lt;name&gt; and terminate <text:span text:style-name="Command"><text:span text:style-name="T45">BARC</text:span></text:span><text:span text:style-name="Command">ontrol</text:span>.</text:p>
      <text:p text:style-name="Option_20_title"><text:alphabetical-index-mark-start text:id="IMark94628813959752"/>--ping<text:alphabetical-index-mark-end text:id="IMark94628813959752"/>, <text:alphabetical-index-mark-start text:id="IMark94628711993016"/>-i<text:alphabetical-index-mark-end text:id="IMark94628711993016"/></text:p>
      <text:p text:style-name="P95">Check connection to server and terminate <text:span text:style-name="Command"><text:span text:style-name="T45">BARC</text:span></text:span><text:span text:style-name="Command">ontrol</text:span>.</text:p>
      <text:p text:style-name="P62"><text:alphabetical-index-mark-start text:id="IMark94628815593928"/>--pause<text:alphabetical-index-mark-end text:id="IMark94628815593928"/>=&lt;n&gt;, <text:alphabetical-index-mark-start text:id="IMark94628814840792"/>-t<text:alphabetical-index-mark-end text:id="IMark94628814840792"/>=&lt;n&gt;</text:p>
      <text:p text:style-name="P111">Pause job execution for &lt;n&gt; seconds and terminate <text:span text:style-name="Command"><text:span text:style-name="T45">BARC</text:span></text:span><text:span text:style-name="Command">ontrol</text:span>.</text:p>
      <text:p text:style-name="Option_20_title"><text:alphabetical-index-mark-start text:id="IMark94628807167960"/>--suspend<text:alphabetical-index-mark-end text:id="IMark94628807167960"/>, <text:alphabetical-index-mark-start text:id="IMark94628815593928"/>-s<text:alphabetical-index-mark-end text:id="IMark94628815593928"/></text:p>
      <text:p text:style-name="P95">Suspend job execution and terminate <text:span text:style-name="Command"><text:span text:style-name="T45">BARC</text:span></text:span><text:span text:style-name="Command">ontrol</text:span>.</text:p>
      <text:p text:style-name="Option_20_title"><text:alphabetical-index-mark-start text:id="IMark94628816809944"/>--continue<text:alphabetical-index-mark-end text:id="IMark94628816809944"/>, <text:alphabetical-index-mark-start text:id="IMark94628805806040"/>-c<text:alphabetical-index-mark-end text:id="IMark94628805806040"/></text:p>
      <text:p text:style-name="P95">Continue job execution and terminate <text:span text:style-name="Command"><text:span text:style-name="T45">BARC</text:span></text:span><text:span text:style-name="Command">ontrol</text:span>.</text:p>
      <text:p text:style-name="Option_20_title"><text:alphabetical-index-mark-start text:id="IMark94628813686008"/>--list<text:alphabetical-index-mark-end text:id="IMark94628813686008"/>, <text:alphabetical-index-mark-start text:id="IMark94628786447160"/>-l<text:alphabetical-index-mark-end text:id="IMark94628786447160"/></text:p>
      <text:p text:style-name="P95">List jobs and terminate <text:span text:style-name="Command"><text:span text:style-name="T45">BARC</text:span></text:span><text:span text:style-name="Command">ontrol</text:span>.</text:p>
      <text:p text:style-name="P58"><text:alphabetical-index-mark-start text:id="IMark94628786591400"/>--index-database-add<text:alphabetical-index-mark-end text:id="IMark94628786591400"/>=<text:span text:style-name="T46">&lt;pattern&gt;</text:span></text:p>
      <text:p text:style-name="P96">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8"><text:alphabetical-index-mark-start text:id="IMark94628788180888"/>--index-database-remove<text:alphabetical-index-mark-end text:id="IMark94628788180888"/>=<text:span text:style-name="T46">&lt;pattern&gt;</text:span></text:p>
      <text:p text:style-name="P96">Remove storage archive from <text:span text:style-name="T46">the </text:span>index database and terminate <text:span text:style-name="Command"><text:span text:style-name="T45">BARC</text:span></text:span><text:span text:style-name="Command">ontrol</text:span>.</text:p>
      <text:p text:style-name="P58"><text:alphabetical-index-mark-start text:id="IMark94628813654584"/>--<text:span text:style-name="T46">index-database-refresh</text:span><text:alphabetical-index-mark-end text:id="IMark94628813654584"/><text:span text:style-name="T46">=&lt;pattern&gt;</text:span></text:p>
      <text:p text:style-name="P97">Refresh storage archives in the index database and terminate <text:span text:style-name="Command"><text:span text:style-name="T45">BARC</text:span></text:span><text:span text:style-name="Command">ontrol</text:span>.</text:p>
      <text:p text:style-name="P58"><text:alphabetical-index-mark-start text:id="IMark94628813379944"/>--<text:span text:style-name="T85">index-database-entities-list</text:span><text:alphabetical-index-mark-end text:id="IMark94628813379944"/><text:span text:style-name="T85">=&lt;name&gt;, </text:span><text:alphabetical-index-mark-start text:id="IMark94628803944280"/><text:span text:style-name="T85">-n</text:span><text:alphabetical-index-mark-end text:id="IMark94628803944280"/><text:span text:style-name="T85">=&lt;name&gt;</text:span></text:p>
      <text:p text:style-name="P98">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28728203304"/>--index-database-storage<text:span text:style-name="T85">s</text:span>-list<text:alphabetical-index-mark-end text:id="IMark94628728203304"/>=&lt;<text:span text:style-name="T46">name</text:span>&gt;, <text:alphabetical-index-mark-start text:id="IMark94628815598328"/>-<text:span text:style-name="T46">a</text:span><text:alphabetical-index-mark-end text:id="IMark94628815598328"/><text:span text:style-name="T46">=&lt;names&gt;</text:span></text:p>
      <text:p text:style-name="P96">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28805657176"/>--index-database-entries-list<text:alphabetical-index-mark-end text:id="IMark94628805657176"/>=&lt;pattern&gt;, <text:alphabetical-index-mark-start text:id="IMark94628803950296"/>-<text:span text:style-name="T46">e</text:span><text:alphabetical-index-mark-end text:id="IMark94628803950296"/><text:span text:style-name="T46">=&lt;name&gt;</text:span></text:p>
      <text:p text:style-name="P96">List index entries which match to <text:span text:style-name="T46">the names</text:span> &lt;<text:span text:style-name="T46">name</text:span>&gt; and terminate <text:span text:style-name="Command"><text:span text:style-name="T45">BARC</text:span></text:span><text:span text:style-name="Command">ontrol</text:span>.</text:p>
      <text:p text:style-name="P66"><text:soft-page-break/><text:alphabetical-index-mark-start text:id="IMark94628787084408"/>--<text:span text:style-name="T195">maintenance</text:span><text:alphabetical-index-mark-end text:id="IMark94628787084408"/><text:span text:style-name="T195">=</text:span>&lt;n&gt;</text:p>
      <text:p text:style-name="P156">Intermediate maintenance time for &lt;n&gt; minutes.</text:p>
      <text:p text:style-name="Option_20_title"><text:alphabetical-index-mark-start text:id="IMark94628813665448"/>--restore<text:alphabetical-index-mark-end text:id="IMark94628813665448"/>=&lt;name&gt;</text:p>
      <text:p text:style-name="Option_20_Start">Restore storage with name &lt;name&gt;</text:p>
      <text:p text:style-name="Option_20_title"><text:alphabetical-index-mark-start text:id="IMark94628815129416"/>--destination<text:alphabetical-index-mark-end text:id="IMark94628815129416"/>=&lt;directory&gt;</text:p>
      <text:p text:style-name="Option_20_Start">Selected destination directory for restore.</text:p>
      <text:p text:style-name="Option_20_title"><text:alphabetical-index-mark-start text:id="IMark94628814586184"/>--overwrite-entries<text:alphabetical-index-mark-end text:id="IMark94628814586184"/></text:p>
      <text:p text:style-name="Option_20_Start">Enable overwrite existing entries on restore.</text:p>
      <text:p text:style-name="Option_20_title"><text:alphabetical-index-mark-start text:id="IMark94628810727384"/><text:span text:style-name="T138">--role</text:span><text:alphabetical-index-mark-end text:id="IMark94628810727384"/><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28788297592"/>--version<text:alphabetical-index-mark-end text:id="IMark94628788297592"/></text:p>
      <text:p text:style-name="P95">Output version of <text:span text:style-name="Command"><text:span text:style-name="T45">BARC</text:span></text:span><text:span text:style-name="Command">ontrol</text:span>.</text:p>
      <text:p text:style-name="Option_20_title"><text:alphabetical-index-mark-start text:id="IMark94628814126808"/>--help<text:alphabetical-index-mark-end text:id="IMark94628814126808"/>, <text:alphabetical-index-mark-start text:id="IMark94628787862024"/>-h<text:alphabetical-index-mark-end text:id="IMark9462878786202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28788297592"/>pause-create<text:alphabetical-index-mark-end text:id="IMark94628788297592"/>=yes|no</text:p>
      <text:p text:style-name="Configuration">Pause creating new archive files when pause-button is pressed.</text:p>
      <text:p text:style-name="Configuration_20_title"><text:alphabetical-index-mark-start text:id="IMark94628815525160"/>pause-storage<text:alphabetical-index-mark-end text:id="IMark94628815525160"/>=yes|no</text:p>
      <text:p text:style-name="Configuration">Pause storage of archive files when pause-button is pressed.</text:p>
      <text:p text:style-name="Configuration_20_title"><text:alphabetical-index-mark-start text:id="IMark94628811888600"/>pause-restore<text:alphabetical-index-mark-end text:id="IMark94628811888600"/>=yes|no</text:p>
      <text:p text:style-name="Configuration">Pause restoring archive files when pause-button is pressed.</text:p>
      <text:p text:style-name="Configuration_20_title"><text:alphabetical-index-mark-start text:id="IMark94628787367752"/>pause-index-database-update<text:alphabetical-index-mark-end text:id="IMark94628787367752"/>=yes|no</text:p>
      <text:p text:style-name="Configuration">Pause automatic update index database when pause-button is pressed.</text:p>
      <text:p text:style-name="Configuration_20_title"><text:alphabetical-index-mark-start text:id="IMark94628807922648"/>server<text:alphabetical-index-mark-end text:id="IMark94628807922648"/>=&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628787084408"/>server-ca-file<text:alphabetical-index-mark-end text:id="IMark94628787084408"/>=&lt;filename&gt;</text:p>
      <text:p text:style-name="P150">BAR server certify authority key file name.</text:p>
      <text:p text:style-name="Configuration_20_title"><text:alphabetical-index-mark-start text:id="IMark94628787791144"/>server-cert-file<text:alphabetical-index-mark-end text:id="IMark94628787791144"/>=&lt;filename&gt;</text:p>
      <text:p text:style-name="P150">BAR server certificate key file name.</text:p>
      <text:p text:style-name="Configuration_20_title"><text:alphabetical-index-mark-start text:id="IMark94628809770968"/>server-key-file<text:alphabetical-index-mark-end text:id="IMark94628809770968"/>=&lt;filename&gt;</text:p>
      <text:p text:style-name="P150">BAR server key file name.</text:p>
      <text:p text:style-name="P151"><text:soft-page-break/><text:alphabetical-index-mark-start text:id="IMark94628801007000"/>force-ssl<text:alphabetical-index-mark-end text:id="IMark94628801007000"/>=yes|no</text:p>
      <text:p text:style-name="Configuration">Force TLS protected connection to BAR server.</text:p>
      <text:p text:style-name="P151"><text:alphabetical-index-mark-start text:id="IMark94628789640232"/>role<text:alphabetical-index-mark-end text:id="IMark9462878964023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628813959752"/><text:span text:style-name="T1">chunks</text:span><text:alphabetical-index-mark-end text:id="IMark9462881395975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128642951" text:style-name="L12">
        <text:list-item>
          <text:p text:style-name="P228">id (4 characters)</text:p>
        </text:list-item>
      </text:list>
      <text:list xml:id="list31342202275283" text:continue-list="list31343602402914" text:style-name="List_20_1">
        <text:list-item>
          <text:p text:style-name="List_20_1">size (uint64)</text:p>
        </text:list-item>
      </text:list>
      <text:list xml:id="list31342134203634" text:continue-list="list3128642951" text:style-name="L12">
        <text:list-item>
          <text:p text:style-name="P21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oft-page-break/><text:s text:c="2"/>Debug version <text:s text:c="4"/>: no</text:p>
      <text:p text:style-name="P127"><text:s text:c="2"/>Crash dump support: no</text:p>
      <text:p text:style-name="P127"><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042155247"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134378076614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31343520697239" text:continue-list="list3134289564736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134276355675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31343273388502" text:continue-numbering="true" text:style-name="Numbering_20_5">
        <text:list-item>
          <text:p text:style-name="Question">Can I just create the incremental list file?</text:p>
        </text:list-item>
      </text:list>
      <text:p text:style-name="P93">Yes. Use option <text:span text:style-name="Option">‑‑no-storage</text:span>. The incremental list file is created, but no archive files are neither created nor stored.</text:p>
      <text:list xml:id="list31342954779620" text:continue-numbering="true" text:style-name="Numbering_20_5">
        <text:list-item>
          <text:p text:style-name="P231">Can a log file created when BAR is used as a command line tool only?</text:p>
        </text:list-item>
      </text:list>
      <text:p text:style-name="P92">Yes. Usually a log file is only created in daemon mode. If a log file should also be created when BAR is used as command line tool, the option <text:span text:style-name="Option">‑‑log-file</text:span> must be explicitly specified on the command line.</text:p>
      <text:list xml:id="list3134214402261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31342219217391"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134347400317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1343226903078"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134336150191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3134229020339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134213947575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134374102618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31343874623692"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9</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31342828112618" text:continue-numbering="true" text:style-name="Numbering_20_5">
        <text:list-item>
          <text:p text:style-name="P232">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3134201420809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134392194329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1342050359262"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134267029546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134272584386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134320160899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134249893414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3134262368456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134253310650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1341920462267"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31342889830686"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134363397440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31343242997542" text:continue-numbering="true" text:style-name="Numbering_20_5">
        <text:list-item>
          <text:p text:style-name="Question"><text:soft-page-break/>Can I automate the login with BARControl?</text:p>
        </text:list-item>
      </text:list>
      <text:p text:style-name="P84">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1343539347820"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134288368499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31343158852195"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1343054468990"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1343758592081" text:continue-numbering="true" text:style-name="Numbering_20_5">
        <text:list-item>
          <text:p text:style-name="P233">I tried to list the content of CD/DVD/BD with a specific device name, but BAR always report the error “file not found”.</text:p>
        </text:list-item>
      </text:list>
      <text:p text:style-name="P91">Make sure the device name is terminated by a “:”, e. g.</text:p>
      <text:p text:style-name="Answer"><text:soft-page-break/><text:span text:style-name="Command">bar dvd:///dev/sr1:</text:span></text:p>
      <text:list xml:id="list3134189696277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1343660183637"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1342002968209"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3134214428046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3134394126032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134335632581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1343616760617" text:continue-numbering="true" text:style-name="Numbering_20_5">
        <text:list-item>
          <text:p text:style-name="P234">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5">Note: if the delta-compress-algorithm is used the original file for the delta-compression must still exists to extract the delta-compressed files, because the archive only contain the differences to the original files.</text:p>
      <text:list xml:id="list31343064205030" text:continue-numbering="true" text:style-name="Numbering_20_5">
        <text:list-item>
          <text:p text:style-name="P235">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99">C</text:span>reate a RAM disk, e. g.:</text:p>
      <text:p text:style-name="Answer_20_Command"><text:s/><text:span text:style-name="Command">mount -t tmpfs -o size=2G none /media/ramdisk</text:span></text:p>
      <text:p text:style-name="P86"><text:span text:style-name="T99">C</text:span>all <text:span text:style-name="Name">BAR</text:span> with the options:</text:p>
      <text:p text:style-name="Answer_20_Command"><text:span text:style-name="Option">--max-threads=2 -s 256M –tmp-directory=/media/ramdisk--max-tmp-size=1G</text:span></text:p>
      <text:list xml:id="list31342793553882" text:continue-numbering="true" text:style-name="Numbering_20_5">
        <text:list-item>
          <text:p text:style-name="P236">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3">er</text:span>, but there are conditions:</text:p>
      <text:p text:style-name="P48">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93640371" text:style-name="L13">
        <text:list-item>
          <text:p text:style-name="P229">version number of <text:span text:style-name="Name">BAR</text:span></text:p>
        </text:list-item>
      </text:list>
      <text:list xml:id="list31341887211478" text:continue-list="list3134220227528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1342563038461" text:continue-list="list893640371" text:style-name="L13">
        <text:list-item>
          <text:p text:style-name="P21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31343246394849" text:continue-list="list3134188721147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3134370353023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31343573919971"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bort<text:tab/>74</text:p>
          <text:p text:style-name="P158">--all<text:tab/>64</text:p>
          <text:p text:style-name="P158">--always-create-image<text:tab/>67</text:p>
          <text:p text:style-name="P158">--archive-file-mode<text:tab/>65</text:p>
          <text:p text:style-name="P158">--archive-part-size<text:tab/>52</text:p>
          <text:p text:style-name="P158">--archive-type<text:tab/>74</text:p>
          <text:p text:style-name="P158">--bd-blank-command<text:tab/>56</text:p>
          <text:p text:style-name="P158">--bd-device<text:tab/>55</text:p>
          <text:p text:style-name="P158">--bd-ecc-command<text:tab/>56</text:p>
          <text:p text:style-name="P158">--bd-ecc-post-command<text:tab/>56</text:p>
          <text:p text:style-name="P158">--bd-ecc-pre-command<text:tab/>56</text:p>
          <text:p text:style-name="P158">--bd-image-command<text:tab/>56</text:p>
          <text:p text:style-name="P158">--bd-image-post-command<text:tab/>56</text:p>
          <text:p text:style-name="P158">--bd-image-pre-command<text:tab/>55</text:p>
          <text:p text:style-name="P158">--bd-load-volume-command<text:tab/>55</text:p>
          <text:p text:style-name="P158">--bd-request-volume-command<text:tab/>55</text:p>
          <text:p text:style-name="P158">--bd-unload-volume-command<text:tab/>55</text:p>
          <text:p text:style-name="P158">--bd-volume-size<text:tab/>55</text:p>
          <text:p text:style-name="P158">--bd-write-command<text:tab/>56</text:p>
          <text:p text:style-name="P158">--bd-write-image-command<text:tab/>57</text:p>
          <text:p text:style-name="P158">--bd-write-post-command<text:tab/>56</text:p>
          <text:p text:style-name="P158">--bd-write-pre-command<text:tab/>56</text:p>
          <text:p text:style-name="P158">--blank<text:tab/>67</text:p>
          <text:p text:style-name="P158">--ca-file<text:tab/>74</text:p>
          <text:p text:style-name="P158">--cd-device<text:tab/>55</text:p>
          <text:p text:style-name="P158">--cd-ecc-command<text:tab/>56</text:p>
          <text:p text:style-name="P158">--cd-ecc-post-command<text:tab/>56</text:p>
          <text:p text:style-name="P158">--cd-ecc-pre-command<text:tab/>56</text:p>
          <text:p text:style-name="P158">--cd-image-command<text:tab/>56</text:p>
          <text:p text:style-name="P158">--cd-image-post-command<text:tab/>56</text:p>
          <text:p text:style-name="P158">--cd-image-pre-command<text:tab/>55</text:p>
          <text:p text:style-name="P158">--cd-load-volume-command<text:tab/>55</text:p>
          <text:p text:style-name="P158">--cd-request-volume-command<text:tab/>55</text:p>
          <text:p text:style-name="P158">--cd-unload-volume-command<text:tab/>55</text:p>
          <text:p text:style-name="P158">--cd-volume-size<text:tab/>55</text:p>
          <text:p text:style-name="P158">--cd-write-command<text:tab/>56</text:p>
          <text:p text:style-name="P158">--cd-write-image-command<text:tab/>57</text:p>
          <text:p text:style-name="P158">--cd-write-post-command<text:tab/>56</text:p>
          <text:p text:style-name="P158">--cd-write-pre-command<text:tab/>56</text:p>
          <text:p text:style-name="P158">--cd‑blank-command<text:tab/>56</text:p>
          <text:p text:style-name="P158">--cert-file<text:tab/>74</text:p>
          <text:p text:style-name="P158">--comment<text:tab/>45</text:p>
          <text:p text:style-name="P158">--compare<text:tab/>11, 43</text:p>
          <text:p text:style-name="P158">--compress-algorithm<text:tab/>14, 47</text:p>
          <text:p text:style-name="P158">--compress-exclude<text:tab/>50</text:p>
          <text:p text:style-name="P158">--compress-min-size<text:tab/>50</text:p>
          <text:p text:style-name="P158">--config<text:tab/>63</text:p>
          <text:p text:style-name="P158">--continue<text:tab/>74</text:p>
          <text:p text:style-name="P158">--continuous-database<text:tab/>61</text:p>
          <text:p text:style-name="P158">--continuous-max-size<text:tab/>62</text:p>
          <text:p text:style-name="P158">--continuous-min-time-delta<text:tab/>62</text:p>
          <text:p text:style-name="P158">--convert<text:tab/>44</text:p>
          <text:p text:style-name="P158">--create<text:tab/>9, 43</text:p>
          <text:p text:style-name="P158">--crypt-algorithm<text:tab/>50</text:p>
          <text:p text:style-name="P158">--crypt-new-password<text:tab/>51</text:p>
          <text:p text:style-name="P158">--crypt-password<text:tab/>51</text:p>
          <text:p text:style-name="P158">--crypt-private-key<text:tab/>52</text:p>
          <text:p text:style-name="P158">--crypt-public-key<text:tab/>51</text:p>
          <text:p text:style-name="P158">--crypt-type<text:tab/>51</text:p>
          <text:p text:style-name="P158">--daemon<text:tab/>59</text:p>
          <text:p text:style-name="P158">--delete-old-archive-files<text:tab/>65</text:p>
          <text:p text:style-name="P158">--delta-source<text:tab/>50</text:p>
          <text:p text:style-name="P158">--destination<text:tab/>59, 75</text:p>
          <text:p text:style-name="P158">--device<text:tab/>57</text:p>
          <text:p text:style-name="P158">--device-blank-command<text:tab/>58</text:p>
          <text:p text:style-name="P158">--device-ecc-command<text:tab/>58</text:p>
          <text:p text:style-name="P158">--device-ecc-post-command<text:tab/>58</text:p>
          <text:p text:style-name="P158">--device-ecc-pre-command<text:tab/>58</text:p>
          <text:p text:style-name="P158">--device-image-command<text:tab/>57</text:p>
          <text:p text:style-name="P158">--device-image-post-command<text:tab/>57</text:p>
          <text:p text:style-name="P158">--device-image-pre-command<text:tab/>57</text:p>
          <text:p text:style-name="P158">--device-load-volume-command<text:tab/>57</text:p>
          <text:p text:style-name="P158">--device-request-volume-command<text:tab/>57</text:p>
          <text:p text:style-name="P158">--device-unload-volume-command<text:tab/>57</text:p>
          <text:p text:style-name="P158">--device-volume-size<text:tab/>57</text:p>
          <text:p text:style-name="P158">--device-write-command<text:tab/>58</text:p>
          <text:p text:style-name="P158">--device-write-post-command<text:tab/>58</text:p>
          <text:p text:style-name="P158">--device-write-pre-command<text:tab/>58</text:p>
          <text:p text:style-name="P158">--differential<text:tab/>47</text:p>
          <text:p text:style-name="P158">--directory<text:tab/>64</text:p>
          <text:p text:style-name="P158">--directory-strip<text:tab/>58</text:p>
          <text:p text:style-name="P158">--dry-run<text:tab/>66</text:p>
          <text:p text:style-name="P158">--dvd-blank-command<text:tab/>56</text:p>
          <text:p text:style-name="P158">--dvd-device<text:tab/>55</text:p>
          <text:p text:style-name="P158">--dvd-ecc-command<text:tab/>56</text:p>
          <text:p text:style-name="P158">--dvd-ecc-post-command<text:tab/>56</text:p>
          <text:p text:style-name="P158">--dvd-ecc-pre-command<text:tab/>56</text:p>
          <text:p text:style-name="P158">--dvd-image-command<text:tab/>56</text:p>
          <text:p text:style-name="P158">--dvd-image-post-command<text:tab/>56</text:p>
          <text:p text:style-name="P158">--dvd-image-pre-command<text:tab/>55</text:p>
          <text:p text:style-name="P158">--dvd-load-volume-command<text:tab/>55</text:p>
          <text:p text:style-name="P158">--dvd-request-volume-command<text:tab/>55</text:p>
          <text:p text:style-name="P158">--dvd-unload-volume-command<text:tab/>55</text:p>
          <text:p text:style-name="P158">--dvd-volume-size<text:tab/>55</text:p>
          <text:p text:style-name="P158"><text:soft-page-break/>--dvd-write-command<text:tab/>56</text:p>
          <text:p text:style-name="P158">--dvd-write-image-command<text:tab/>57</text:p>
          <text:p text:style-name="P158">--dvd-write-post-command<text:tab/>56</text:p>
          <text:p text:style-name="P158">--dvd-write-pre-command<text:tab/>56</text:p>
          <text:p text:style-name="P158">--ecc<text:tab/>66</text:p>
          <text:p text:style-name="P158">--exclude<text:tab/>46</text:p>
          <text:p text:style-name="P158">--exclude-command<text:tab/>46</text:p>
          <text:p text:style-name="P158">--exclude-list<text:tab/>46</text:p>
          <text:p text:style-name="P158">--extract<text:tab/>12, 44</text:p>
          <text:p text:style-name="P158">--file-write-post-command<text:tab/>53</text:p>
          <text:p text:style-name="P158">--file-write-pre-command<text:tab/>53</text:p>
          <text:p text:style-name="P158">--force-delta-compression<text:tab/>65</text:p>
          <text:p text:style-name="P158"><text:span text:style-name="T5">--force-ssl</text:span><text:tab/>74</text:p>
          <text:p text:style-name="P158">--force-verify-signatures<text:tab/>52</text:p>
          <text:p text:style-name="P158">--fragment-size<text:tab/>52</text:p>
          <text:p text:style-name="P158">--ftp-login-name<text:tab/>53</text:p>
          <text:p text:style-name="P158">--ftp-max-connections<text:tab/>53</text:p>
          <text:p text:style-name="P158">--ftp-password<text:tab/>53</text:p>
          <text:p text:style-name="P158">--ftp-write-post-command<text:tab/>53</text:p>
          <text:p text:style-name="P158">--ftp-write-pre-command<text:tab/>53</text:p>
          <text:p text:style-name="P158"><text:span text:style-name="T24">--full</text:span><text:tab/>46</text:p>
          <text:p text:style-name="P158">--generate-keys<text:tab/>44</text:p>
          <text:p text:style-name="P158">--generate-keys-bits<text:tab/>44</text:p>
          <text:p text:style-name="P158">--generate-keys-mode<text:tab/>44</text:p>
          <text:p text:style-name="P158">--generate-signature-keys<text:tab/>44</text:p>
          <text:p text:style-name="P158">--group<text:tab/>64</text:p>
          <text:p text:style-name="P158">--help<text:tab/>67, 75</text:p>
          <text:p text:style-name="P158">--help-internal<text:tab/>67</text:p>
          <text:p text:style-name="P158">--human-format<text:tab/>64</text:p>
          <text:p text:style-name="P158">--ignore-no-backup-file<text:tab/>65</text:p>
          <text:p text:style-name="P158">--ignore-no-dump<text:tab/>65</text:p>
          <text:p text:style-name="P158">--image<text:tab/>43</text:p>
          <text:p text:style-name="P158">--include<text:tab/>45</text:p>
          <text:p text:style-name="P158">--include-file command<text:tab/>46</text:p>
          <text:p text:style-name="P158">--include-file-list<text:tab/>45</text:p>
          <text:p text:style-name="P158">--include-image-command<text:tab/>46</text:p>
          <text:p text:style-name="P158">--include-image-list<text:tab/>46</text:p>
          <text:p text:style-name="P158"><text:span text:style-name="T24">--incremental</text:span><text:tab/>47</text:p>
          <text:p text:style-name="P158">--incremental-data-directory<text:tab/>64</text:p>
          <text:p text:style-name="P158"><text:span text:style-name="T24">--incremental-list-file</text:span><text:tab/>47</text:p>
          <text:p text:style-name="P158">--index-database<text:tab/>60</text:p>
          <text:p text:style-name="P158">--index-database-add<text:tab/>74</text:p>
          <text:p text:style-name="P158">--index-database-auto-update<text:tab/>61</text:p>
          <text:p text:style-name="P158">--index-database-entities-list<text:tab/>75</text:p>
          <text:p text:style-name="P158">--index-database-entries-list<text:tab/>75</text:p>
          <text:p text:style-name="P158">--index-database-keep-time<text:tab/>61</text:p>
          <text:p text:style-name="P158">--index-database-max-band-width<text:tab/>61</text:p>
          <text:p text:style-name="P158">--index-database-refresh<text:tab/>75</text:p>
          <text:p text:style-name="P158">--index-database-remove<text:tab/>75</text:p>
          <text:p text:style-name="P158">--index-database-storages-list<text:tab/>75</text:p>
          <text:p text:style-name="P158">--info<text:tab/>45</text:p>
          <text:p text:style-name="P158">--job<text:tab/>74</text:p>
          <text:p text:style-name="P158">--jobs-directory<text:tab/>60, 64</text:p>
          <text:p text:style-name="P158">--key-file<text:tab/>74</text:p>
          <text:p text:style-name="P158">--list<text:tab/>10, 43, 74</text:p>
          <text:p text:style-name="P158">--log<text:tab/>62</text:p>
          <text:p text:style-name="P158">--log-file<text:tab/>62</text:p>
          <text:p text:style-name="P158">--log-format<text:tab/>62</text:p>
          <text:p text:style-name="P158">--log-post-command<text:tab/>63</text:p>
          <text:p text:style-name="P158">--login-dialog<text:tab/>73</text:p>
          <text:p text:style-name="P158">--long-format<text:tab/>64</text:p>
          <text:p text:style-name="P158">--maintenance<text:tab/>75</text:p>
          <text:p text:style-name="P158">--max-band-width<text:tab/>60</text:p>
          <text:p text:style-name="P158">--max-storage-size<text:tab/>63</text:p>
          <text:p text:style-name="P158">--max-threads<text:tab/>64</text:p>
          <text:p text:style-name="P158">--max-tmp-size<text:tab/>63</text:p>
          <text:p text:style-name="P158">--mount<text:tab/>45, 64</text:p>
          <text:p text:style-name="P158">--mount-command<text:tab/>45</text:p>
          <text:p text:style-name="P158">--mount-device-command<text:tab/>45</text:p>
          <text:p text:style-name="P158">--nice-level<text:tab/>60</text:p>
          <text:p text:style-name="P158">--no-bar-on-medium<text:tab/>66</text:p>
          <text:p text:style-name="P158">--no-default-config<text:tab/>66</text:p>
          <text:p text:style-name="P158">--no-detach<text:tab/>59</text:p>
          <text:p text:style-name="P158">--no-fragments-check<text:tab/>65</text:p>
          <text:p text:style-name="P158">--no-header-footer<text:tab/>65</text:p>
          <text:p text:style-name="P158">--no-index-database<text:tab/>61</text:p>
          <text:p text:style-name="P158">--no-signatures<text:tab/>52</text:p>
          <text:p text:style-name="P158">--no-stop-on-attribute-error<text:tab/>66</text:p>
          <text:p text:style-name="P158">--no-stop-on-error<text:tab/>66</text:p>
          <text:p text:style-name="P158">--no-storage<text:tab/>66</text:p>
          <text:p text:style-name="P158">--normal<text:tab/>46</text:p>
          <text:p text:style-name="P158">--numeric-permission<text:tab/>65</text:p>
          <text:p text:style-name="P158">--numeric-uid-gid<text:tab/>65</text:p>
          <text:p text:style-name="P158">--overwrite-archive-files<text:tab/>65</text:p>
          <text:p text:style-name="P158">--overwrite-entries<text:tab/>75</text:p>
          <text:p text:style-name="P158">--overwrite-files<text:tab/>66</text:p>
          <text:p text:style-name="P158">--owner<text:tab/>59</text:p>
          <text:p text:style-name="P158">--pairing-master-file<text:tab/>64</text:p>
          <text:p text:style-name="P158">--password<text:tab/>73</text:p>
          <text:p text:style-name="P158">--pattern-type<text:tab/>64</text:p>
          <text:p text:style-name="P158">--pause<text:tab/>74</text:p>
          <text:p text:style-name="P158">--permissions<text:tab/>59</text:p>
          <text:p text:style-name="P158">--pid-file<text:tab/>64</text:p>
          <text:p text:style-name="P158">--ping<text:tab/>74</text:p>
          <text:p text:style-name="P158">--port<text:tab/>73</text:p>
          <text:p text:style-name="P158">--post-command<text:tab/>45</text:p>
          <text:p text:style-name="P158">--pre-command<text:tab/>44</text:p>
          <text:p text:style-name="P158">--quiet<text:tab/>67</text:p>
          <text:p text:style-name="P158">--raw-images<text:tab/>65</text:p>
          <text:p text:style-name="P158">--remote-bar-executable<text:tab/>60</text:p>
          <text:p text:style-name="P158"><text:soft-page-break/>--restore<text:tab/>75</text:p>
          <text:p text:style-name="P158">--restore-entry-mode<text:tab/>66</text:p>
          <text:p text:style-name="P158">--role<text:tab/>75</text:p>
          <text:p text:style-name="P158">--scp-write-post-command<text:tab/>54</text:p>
          <text:p text:style-name="P158">--scp-write-pre-command<text:tab/>54</text:p>
          <text:p text:style-name="P158">--select-job<text:tab/>74</text:p>
          <text:p text:style-name="P158">--server-ca-file<text:tab/>59</text:p>
          <text:p text:style-name="P158">--server-cert-file<text:tab/>59</text:p>
          <text:p text:style-name="P158">--server-key-file<text:tab/>59</text:p>
          <text:p text:style-name="P158">--server-max-connections<text:tab/>60</text:p>
          <text:p text:style-name="P158">--server-mode<text:tab/>60</text:p>
          <text:p text:style-name="P158">--server-password<text:tab/>59</text:p>
          <text:p text:style-name="P158">--server-port<text:tab/>59</text:p>
          <text:p text:style-name="P158">--server-tls-port<text:tab/>59</text:p>
          <text:p text:style-name="P158">--sftp-write-post-command<text:tab/>54</text:p>
          <text:p text:style-name="P158">--sftp-write-pre-command<text:tab/>54</text:p>
          <text:p text:style-name="P158">--signature-private-key<text:tab/>52</text:p>
          <text:p text:style-name="P158">--signatures-public-key<text:tab/>52</text:p>
          <text:p text:style-name="P158">--skip-unreadable<text:tab/>65</text:p>
          <text:p text:style-name="P158">--skip-verify-signatures<text:tab/>52</text:p>
          <text:p text:style-name="P158">--ssh-login-name<text:tab/>53</text:p>
          <text:p text:style-name="P158">--ssh-max-connections<text:tab/>54</text:p>
          <text:p text:style-name="P158">--ssh-password<text:tab/>53</text:p>
          <text:p text:style-name="P158">--ssh-port<text:tab/>53</text:p>
          <text:p text:style-name="P158">--ssh-private-key<text:tab/>54</text:p>
          <text:p text:style-name="P158">--ssh-public-key<text:tab/>54</text:p>
          <text:p text:style-name="P158">--storage-command<text:tab/>44, 46</text:p>
          <text:p text:style-name="P158">--storage-list<text:tab/>44, 46</text:p>
          <text:p text:style-name="P158">--storage-list-stdin<text:tab/>44</text:p>
          <text:p text:style-name="P158">--suspend<text:tab/>74</text:p>
          <text:p text:style-name="P158">--test<text:tab/>11, 43</text:p>
          <text:p text:style-name="P158">--tls-port<text:tab/>73</text:p>
          <text:p text:style-name="P158">--tmp-directory<text:tab/>63</text:p>
          <text:p text:style-name="P158">--unmount-command<text:tab/>45</text:p>
          <text:p text:style-name="P158">--verbose<text:tab/>67</text:p>
          <text:p text:style-name="P158">--version<text:tab/>67, 75</text:p>
          <text:p text:style-name="P158"><text:span text:style-name="T1">--volume-size</text:span><text:tab/>66</text:p>
          <text:p text:style-name="P158">--wait-first-volume<text:tab/>66</text:p>
          <text:p text:style-name="P158">--webdav-login<text:tab/>54</text:p>
          <text:p text:style-name="P158">--webdav-max-connections<text:tab/>54</text:p>
          <text:p text:style-name="P158">--webdav-password<text:tab/>54</text:p>
          <text:p text:style-name="P158">--webdav-write-post-command<text:tab/>55</text:p>
          <text:p text:style-name="P158">--webdav-write-pre-command<text:tab/>55</text:p>
          <text:p text:style-name="P158">--xhelp<text:tab/>67</text:p>
          <text:p text:style-name="P158">-!<text:tab/>46</text:p>
          <text:p text:style-name="P158">-#<text:tab/>45</text:p>
          <text:p text:style-name="P158">-a<text:tab/>75</text:p>
          <text:p text:style-name="P158">-c<text:tab/>43, 74</text:p>
          <text:p text:style-name="P158">-C<text:tab/>64</text:p>
          <text:p text:style-name="P158">-d<text:tab/>43</text:p>
          <text:p text:style-name="P158">-D<text:tab/>59</text:p>
          <text:p text:style-name="P158">-e<text:tab/>75</text:p>
          <text:p text:style-name="P158"><text:span text:style-name="T24">-f</text:span><text:tab/>46</text:p>
          <text:p text:style-name="P158">-g<text:tab/>64</text:p>
          <text:p text:style-name="P158">-h<text:tab/>67, 75</text:p>
          <text:p text:style-name="P158">-H<text:tab/>64</text:p>
          <text:p text:style-name="P158">-i<text:tab/>47, 74</text:p>
          <text:p text:style-name="P158">-j<text:tab/>74</text:p>
          <text:p text:style-name="P158">-l<text:tab/>43, 74</text:p>
          <text:p text:style-name="P158">-L<text:tab/>64</text:p>
          <text:p text:style-name="P158">-m<text:tab/>43</text:p>
          <text:p text:style-name="P158">-n<text:tab/>75</text:p>
          <text:p text:style-name="P158">-o<text:tab/>65</text:p>
          <text:p text:style-name="P158">-p<text:tab/>58, 73</text:p>
          <text:p text:style-name="P158">-s<text:tab/>16, 52, 74</text:p>
          <text:p text:style-name="P158">-t<text:tab/>43, 74</text:p>
          <text:p text:style-name="P158">-T<text:tab/>44</text:p>
          <text:p text:style-name="P158">-x<text:tab/>44</text:p>
          <text:p text:style-name="P158">-y<text:tab/>50</text:p>
          <text:p text:style-name="P158">-z<text:tab/>14, 47</text:p>
          <text:p text:style-name="P159">A</text:p>
          <text:p text:style-name="P158">archive-name<text:tab/>68</text:p>
          <text:p text:style-name="P158">archive-type<text:tab/>68</text:p>
          <text:p text:style-name="P158">atime<text:tab/>9</text:p>
          <text:p text:style-name="P159">B</text:p>
          <text:p text:style-name="P158">bar-keygen<text:tab/>7</text:p>
          <text:p text:style-name="P158">basic commands<text:tab/>43</text:p>
          <text:p text:style-name="P159">C</text:p>
          <text:p text:style-name="P158">chunks<text:tab/>77</text:p>
          <text:p text:style-name="P158">compare archive<text:tab/>11</text:p>
          <text:p text:style-name="P158">compress archive<text:tab/>14</text:p>
          <text:p text:style-name="P158">compression<text:tab/>47</text:p>
          <text:p text:style-name="P158">creating archive<text:tab/>9</text:p>
          <text:p text:style-name="P158">crypt-password-mode<text:tab/>68</text:p>
          <text:p text:style-name="P159">D</text:p>
          <text:p text:style-name="P158">device configuration<text:tab/>71</text:p>
          <text:p text:style-name="P158">differential archive<text:tab/>13</text:p>
          <text:p text:style-name="P159">E</text:p>
          <text:p text:style-name="P158">encryption<text:tab/>50</text:p>
          <text:p text:style-name="P158">exclude<text:tab/>69</text:p>
          <text:p text:style-name="P158">exclude-command<text:tab/>69</text:p>
          <text:p text:style-name="P158">exclude-list<text:tab/>69</text:p>
          <text:p text:style-name="P158">extract archive<text:tab/>12</text:p>
          <text:p text:style-name="P159">F</text:p>
          <text:p text:style-name="P158">file format<text:tab/>77</text:p>
          <text:p text:style-name="P158">force-ssl<text:tab/>76</text:p>
          <text:p text:style-name="P158">ftp server configuration<text:tab/>70</text:p>
          <text:p text:style-name="P159">G</text:p>
          <text:p text:style-name="P158">graphical front end<text:tab/>24</text:p>
          <text:p text:style-name="P159"><text:soft-page-break/>I</text:p>
          <text:p text:style-name="P158">include-file<text:tab/>68</text:p>
          <text:p text:style-name="P158">include-file-command<text:tab/>68</text:p>
          <text:p text:style-name="P158">include-file-list<text:tab/>68</text:p>
          <text:p text:style-name="P158">include-image<text:tab/>69</text:p>
          <text:p text:style-name="P158">include-image-command<text:tab/>69</text:p>
          <text:p text:style-name="P158">include-image-list<text:tab/>69</text:p>
          <text:p text:style-name="P158">include/exclude files<text:tab/>45</text:p>
          <text:p text:style-name="P158">incremental archive<text:tab/>13</text:p>
          <text:p text:style-name="P159">L</text:p>
          <text:p text:style-name="P158">list archive<text:tab/>10</text:p>
          <text:p text:style-name="P159">P</text:p>
          <text:p text:style-name="P158">pause-create<text:tab/>75</text:p>
          <text:p text:style-name="P158">pause-index-database-update<text:tab/>76</text:p>
          <text:p text:style-name="P158">pause-restore<text:tab/>76</text:p>
          <text:p text:style-name="P158">pause-storage<text:tab/>75</text:p>
          <text:p text:style-name="P158">persistence configuration<text:tab/>72</text:p>
          <text:p text:style-name="P159">R</text:p>
          <text:p text:style-name="P158">role<text:tab/>76</text:p>
          <text:p text:style-name="P159">S</text:p>
          <text:p text:style-name="P158">schedule configuration<text:tab/>71</text:p>
          <text:p text:style-name="P158">server<text:tab/>20, 59, 76</text:p>
          <text:p text:style-name="P158">server-ca-file<text:tab/>76</text:p>
          <text:p text:style-name="P158">server-cert-file<text:tab/>76</text:p>
          <text:p text:style-name="P158">server-key-file<text:tab/>76</text:p>
          <text:p text:style-name="P158">split archives<text:tab/>16, 52</text:p>
          <text:p text:style-name="P158">ssh/scp/sftp server configuration<text:tab/>70</text:p>
          <text:p text:style-name="P158">store archives<text:tab/>17, 53</text:p>
          <text:p text:style-name="P159">T</text:p>
          <text:p text:style-name="P158">test archive<text:tab/>11</text:p>
          <text:p text:style-name="P159">U</text:p>
          <text:p text:style-name="P158">URI<text:tab/>17</text:p>
          <text:p text:style-name="P158">UUID<text:tab/>68</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4-09T03:13:36.812541354</dc:date>
    <meta:editing-duration>P357DT11H57S</meta:editing-duration>
    <meta:editing-cycles>708</meta:editing-cycles>
    <meta:generator>LibreOffice/6.0.7.3$Linux_X86_64 LibreOffice_project/00m0$Build-3</meta:generator>
    <meta:document-statistic meta:table-count="16" meta:image-count="20" meta:object-count="0" meta:page-count="97" meta:paragraph-count="2825" meta:word-count="26742" meta:character-count="167971" meta:non-whitespace-character-count="144564"/>
  </office:meta>
</office:document-meta>
</file>